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style:font-size-asian="12pt" style:font-size-complex="12pt"/>
    </style:style>
    <style:style style:name="P22"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29"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0"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1"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1223e3"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16bc13"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311f3"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7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72"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39226d" style:font-size-asian="12pt" style:font-size-complex="12pt"/>
    </style:style>
    <style:style style:name="P73"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59c4d5" style:font-size-asian="12pt" style:font-size-complex="12pt"/>
    </style:style>
    <style:style style:name="P74"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7306ed" style:font-size-asian="12pt" style:font-size-complex="12pt"/>
    </style:style>
    <style:style style:name="P75"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76"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77"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c9c915" style:font-size-asian="12pt" style:font-size-complex="12pt"/>
    </style:style>
    <style:style style:name="P78"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79"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80"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8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82"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83"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d9f507" style:font-size-asian="12pt" style:font-size-complex="12pt"/>
    </style:style>
    <style:style style:name="P84"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0cc83d0" style:font-size-asian="12pt" style:font-size-complex="12pt"/>
    </style:style>
    <style:style style:name="P85" style:family="paragraph" style:parent-style-name="Standard">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8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8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8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8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9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9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92"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93"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94"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style:font-size-asian="12pt" style:font-size-complex="12pt"/>
    </style:style>
    <style:style style:name="P95"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96"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97"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98"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99" style:family="paragraph" style:parent-style-name="Standard">
      <style:paragraph-properties fo:margin-left="0in" fo:margin-right="0in" fo:margin-top="0in" fo:margin-bottom="0in" style: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00" style:family="paragraph" style:parent-style-name="Text_20_body">
      <style:paragraph-properties fo:margin-left="0in" fo:margin-right="0in" fo:margin-top="0in" fo:margin-bottom="0in" style: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0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0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0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0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0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0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0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0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1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1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1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1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1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15" style:family="paragraph" style:parent-style-name="Standard">
      <style:paragraph-properties fo:margin-left="0.25in" fo:margin-right="0in" fo:margin-top="0in" fo:margin-bottom="0in" style: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16"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17"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18"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19"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20"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21"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22"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2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12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12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12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12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12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12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13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e454" style:font-size-asian="12pt" style:font-size-complex="12pt"/>
    </style:style>
    <style:style style:name="P13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13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1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1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1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1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1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1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1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1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1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1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1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1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1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1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1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1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1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150"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51"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52"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53"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54"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55" style:family="paragraph" style:parent-style-name="Text_20_body">
      <style:paragraph-properties fo:margin-left="0.25in" fo:margin-right="0in" fo:margin-top="0in" fo:margin-bottom="0in" style:contextual-spacing="false" fo:text-align="justify" style:justify-single-word="false" fo:text-indent="0in" style:auto-text-indent="false" style:writing-mode="lr-tb"/>
      <style:text-properties style:font-name="Times" fo:font-size="12pt" officeooo:paragraph-rsid="0182eda9" style:font-size-asian="12pt" style:font-size-complex="12pt"/>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fo:font-size="12pt" style:font-size-asian="12pt" style:font-size-complex="12pt"/>
    </style:style>
    <style:style style:name="T4" style:family="text">
      <style:text-properties officeooo:rsid="0004f732"/>
    </style:style>
    <style:style style:name="T5" style:family="text">
      <style:text-properties officeooo:rsid="0007ab20"/>
    </style:style>
    <style:style style:name="T6" style:family="text">
      <style:text-properties officeooo:rsid="00089f68"/>
    </style:style>
    <style:style style:name="T7" style:family="text">
      <style:text-properties officeooo:rsid="0008e6c5"/>
    </style:style>
    <style:style style:name="T8" style:family="text">
      <style:text-properties officeooo:rsid="000a4d69"/>
    </style:style>
    <style:style style:name="T9" style:family="text">
      <style:text-properties officeooo:rsid="000c2f43"/>
    </style:style>
    <style:style style:name="T10" style:family="text">
      <style:text-properties officeooo:rsid="000c9e47"/>
    </style:style>
    <style:style style:name="T11" style:family="text">
      <style:text-properties officeooo:rsid="000dd9ca"/>
    </style:style>
    <style:style style:name="T12" style:family="text">
      <style:text-properties officeooo:rsid="000f5537"/>
    </style:style>
    <style:style style:name="T13" style:family="text">
      <style:text-properties officeooo:rsid="00107c80"/>
    </style:style>
    <style:style style:name="T14" style:family="text">
      <style:text-properties officeooo:rsid="0010e6d3"/>
    </style:style>
    <style:style style:name="T15" style:family="text">
      <style:text-properties officeooo:rsid="0011b321"/>
    </style:style>
    <style:style style:name="T16" style:family="text">
      <style:text-properties officeooo:rsid="00122119"/>
    </style:style>
    <style:style style:name="T17" style:family="text">
      <style:text-properties officeooo:rsid="0012e3cd"/>
    </style:style>
    <style:style style:name="T18" style:family="text">
      <style:text-properties officeooo:rsid="0015d271"/>
    </style:style>
    <style:style style:name="T19" style:family="text">
      <style:text-properties officeooo:rsid="0016ac36"/>
    </style:style>
    <style:style style:name="T20" style:family="text">
      <style:text-properties officeooo:rsid="001b1312"/>
    </style:style>
    <style:style style:name="T21" style:family="text">
      <style:text-properties officeooo:rsid="001cedb1"/>
    </style:style>
    <style:style style:name="T22" style:family="text">
      <style:text-properties officeooo:rsid="001e6301"/>
    </style:style>
    <style:style style:name="T23" style:family="text">
      <style:text-properties officeooo:rsid="001f70ed"/>
    </style:style>
    <style:style style:name="T24" style:family="text">
      <style:text-properties officeooo:rsid="00212a71"/>
    </style:style>
    <style:style style:name="T25" style:family="text">
      <style:text-properties officeooo:rsid="00292935"/>
    </style:style>
    <style:style style:name="T26" style:family="text">
      <style:text-properties officeooo:rsid="002aee26"/>
    </style:style>
    <style:style style:name="T27" style:family="text">
      <style:text-properties officeooo:rsid="002c533d"/>
    </style:style>
    <style:style style:name="T28" style:family="text">
      <style:text-properties officeooo:rsid="002c94eb"/>
    </style:style>
    <style:style style:name="T29" style:family="text">
      <style:text-properties officeooo:rsid="00312496"/>
    </style:style>
    <style:style style:name="T30" style:family="text">
      <style:text-properties officeooo:rsid="0031a57e"/>
    </style:style>
    <style:style style:name="T31" style:family="text">
      <style:text-properties officeooo:rsid="0034729a"/>
    </style:style>
    <style:style style:name="T32" style:family="text">
      <style:text-properties officeooo:rsid="00356a49"/>
    </style:style>
    <style:style style:name="T33" style:family="text">
      <style:text-properties officeooo:rsid="0039226d"/>
    </style:style>
    <style:style style:name="T34" style:family="text">
      <style:text-properties officeooo:rsid="003af939"/>
    </style:style>
    <style:style style:name="T35" style:family="text">
      <style:text-properties officeooo:rsid="003c27a0"/>
    </style:style>
    <style:style style:name="T36" style:family="text">
      <style:text-properties officeooo:rsid="003f7a0b"/>
    </style:style>
    <style:style style:name="T37" style:family="text">
      <style:text-properties officeooo:rsid="0040bc95"/>
    </style:style>
    <style:style style:name="T38" style:family="text">
      <style:text-properties officeooo:rsid="0044d8e2"/>
    </style:style>
    <style:style style:name="T39" style:family="text">
      <style:text-properties officeooo:rsid="00460366"/>
    </style:style>
    <style:style style:name="T40" style:family="text">
      <style:text-properties officeooo:rsid="00464612"/>
    </style:style>
    <style:style style:name="T41" style:family="text">
      <style:text-properties officeooo:rsid="0047ed4b"/>
    </style:style>
    <style:style style:name="T42" style:family="text">
      <style:text-properties officeooo:rsid="004900dd"/>
    </style:style>
    <style:style style:name="T43" style:family="text">
      <style:text-properties officeooo:rsid="004a1621"/>
    </style:style>
    <style:style style:name="T44" style:family="text">
      <style:text-properties officeooo:rsid="004bc7ee"/>
    </style:style>
    <style:style style:name="T45" style:family="text">
      <style:text-properties officeooo:rsid="004e063b"/>
    </style:style>
    <style:style style:name="T46" style:family="text">
      <style:text-properties officeooo:rsid="004f318f"/>
    </style:style>
    <style:style style:name="T47" style:family="text">
      <style:text-properties officeooo:rsid="00506428"/>
    </style:style>
    <style:style style:name="T48" style:family="text">
      <style:text-properties officeooo:rsid="0050f56d"/>
    </style:style>
    <style:style style:name="T49" style:family="text">
      <style:text-properties officeooo:rsid="0051d9ae"/>
    </style:style>
    <style:style style:name="T50" style:family="text">
      <style:text-properties officeooo:rsid="005610c4"/>
    </style:style>
    <style:style style:name="T51" style:family="text">
      <style:text-properties officeooo:rsid="0059c4d5"/>
    </style:style>
    <style:style style:name="T52" style:family="text">
      <style:text-properties officeooo:rsid="006116f4"/>
    </style:style>
    <style:style style:name="T53" style:family="text">
      <style:text-properties officeooo:rsid="006ecf80"/>
    </style:style>
    <style:style style:name="T54" style:family="text">
      <style:text-properties officeooo:rsid="00700abd"/>
    </style:style>
    <style:style style:name="T55" style:family="text">
      <style:text-properties officeooo:rsid="0070ff0c"/>
    </style:style>
    <style:style style:name="T56" style:family="text">
      <style:text-properties officeooo:rsid="00716056"/>
    </style:style>
    <style:style style:name="T57" style:family="text">
      <style:text-properties officeooo:rsid="007294d4"/>
    </style:style>
    <style:style style:name="T58" style:family="text">
      <style:text-properties officeooo:rsid="007306ed"/>
    </style:style>
    <style:style style:name="T59" style:family="text">
      <style:text-properties officeooo:rsid="0073646e"/>
    </style:style>
    <style:style style:name="T60" style:family="text">
      <style:text-properties officeooo:rsid="0075c007"/>
    </style:style>
    <style:style style:name="T61" style:family="text">
      <style:text-properties officeooo:rsid="0076b5a3"/>
    </style:style>
    <style:style style:name="T62" style:family="text">
      <style:text-properties officeooo:rsid="0078ac26"/>
    </style:style>
    <style:style style:name="T63" style:family="text">
      <style:text-properties officeooo:rsid="00794c52"/>
    </style:style>
    <style:style style:name="T64" style:family="text">
      <style:text-properties officeooo:rsid="00794fb5"/>
    </style:style>
    <style:style style:name="T65" style:family="text">
      <style:text-properties officeooo:rsid="0079c1f9"/>
    </style:style>
    <style:style style:name="T66" style:family="text">
      <style:text-properties officeooo:rsid="007a300f"/>
    </style:style>
    <style:style style:name="T67" style:family="text">
      <style:text-properties officeooo:rsid="007a5461"/>
    </style:style>
    <style:style style:name="T68" style:family="text">
      <style:text-properties officeooo:rsid="007aaf43"/>
    </style:style>
    <style:style style:name="T69" style:family="text">
      <style:text-properties officeooo:rsid="007ad964"/>
    </style:style>
    <style:style style:name="T70" style:family="text">
      <style:text-properties officeooo:rsid="007bdf1e"/>
    </style:style>
    <style:style style:name="T71" style:family="text">
      <style:text-properties officeooo:rsid="007e8f99"/>
    </style:style>
    <style:style style:name="T72" style:family="text">
      <style:text-properties officeooo:rsid="007ece6b"/>
    </style:style>
    <style:style style:name="T73" style:family="text">
      <style:text-properties officeooo:rsid="007fbfe0"/>
    </style:style>
    <style:style style:name="T74" style:family="text">
      <style:text-properties officeooo:rsid="0080a433"/>
    </style:style>
    <style:style style:name="T75" style:family="text">
      <style:text-properties officeooo:rsid="0081ffc8"/>
    </style:style>
    <style:style style:name="T76" style:family="text">
      <style:text-properties officeooo:rsid="0082458a"/>
    </style:style>
    <style:style style:name="T77" style:family="text">
      <style:text-properties officeooo:rsid="0084bfd0"/>
    </style:style>
    <style:style style:name="T78" style:family="text">
      <style:text-properties officeooo:rsid="0084feb1"/>
    </style:style>
    <style:style style:name="T79" style:family="text">
      <style:text-properties officeooo:rsid="0087dc74"/>
    </style:style>
    <style:style style:name="T80" style:family="text">
      <style:text-properties officeooo:rsid="00888719"/>
    </style:style>
    <style:style style:name="T81" style:family="text">
      <style:text-properties officeooo:rsid="00897992"/>
    </style:style>
    <style:style style:name="T82" style:family="text">
      <style:text-properties officeooo:rsid="0089c1a2"/>
    </style:style>
    <style:style style:name="T83" style:family="text">
      <style:text-properties officeooo:rsid="008c0142"/>
    </style:style>
    <style:style style:name="T84" style:family="text">
      <style:text-properties officeooo:rsid="008d7f6b"/>
    </style:style>
    <style:style style:name="T85" style:family="text">
      <style:text-properties officeooo:rsid="008f1d92"/>
    </style:style>
    <style:style style:name="T86" style:family="text">
      <style:text-properties officeooo:rsid="0090c182"/>
    </style:style>
    <style:style style:name="T87" style:family="text">
      <style:text-properties officeooo:rsid="009203c6"/>
    </style:style>
    <style:style style:name="T88" style:family="text">
      <style:text-properties officeooo:rsid="0093dc3b"/>
    </style:style>
    <style:style style:name="T89" style:family="text">
      <style:text-properties officeooo:rsid="0095b0ac"/>
    </style:style>
    <style:style style:name="T90" style:family="text">
      <style:text-properties officeooo:rsid="009e6769"/>
    </style:style>
    <style:style style:name="T91" style:family="text">
      <style:text-properties officeooo:rsid="00a1a8d4"/>
    </style:style>
    <style:style style:name="T92" style:family="text">
      <style:text-properties officeooo:rsid="00a34a0a"/>
    </style:style>
    <style:style style:name="T93" style:family="text">
      <style:text-properties officeooo:rsid="00a529cc"/>
    </style:style>
    <style:style style:name="T94" style:family="text">
      <style:text-properties officeooo:rsid="00a6baa3"/>
    </style:style>
    <style:style style:name="T95" style:family="text">
      <style:text-properties officeooo:rsid="00a6c1c4"/>
    </style:style>
    <style:style style:name="T96" style:family="text">
      <style:text-properties officeooo:rsid="00a7a95c"/>
    </style:style>
    <style:style style:name="T97" style:family="text">
      <style:text-properties officeooo:rsid="00a8393b"/>
    </style:style>
    <style:style style:name="T98" style:family="text">
      <style:text-properties officeooo:rsid="00a898fd"/>
    </style:style>
    <style:style style:name="T99" style:family="text">
      <style:text-properties officeooo:rsid="00aa01b2"/>
    </style:style>
    <style:style style:name="T100" style:family="text">
      <style:text-properties officeooo:rsid="00ac006e"/>
    </style:style>
    <style:style style:name="T101" style:family="text">
      <style:text-properties officeooo:rsid="00ada1f9"/>
    </style:style>
    <style:style style:name="T102" style:family="text">
      <style:text-properties officeooo:rsid="00ae96dc"/>
    </style:style>
    <style:style style:name="T103" style:family="text">
      <style:text-properties officeooo:rsid="00b26d61"/>
    </style:style>
    <style:style style:name="T104" style:family="text">
      <style:text-properties officeooo:rsid="00b372cb"/>
    </style:style>
    <style:style style:name="T105" style:family="text">
      <style:text-properties officeooo:rsid="00b56e57"/>
    </style:style>
    <style:style style:name="T106" style:family="text">
      <style:text-properties officeooo:rsid="00b78a71"/>
    </style:style>
    <style:style style:name="T107" style:family="text">
      <style:text-properties officeooo:rsid="00b94025"/>
    </style:style>
    <style:style style:name="T108" style:family="text">
      <style:text-properties officeooo:rsid="00b99717"/>
    </style:style>
    <style:style style:name="T109" style:family="text">
      <style:text-properties officeooo:rsid="00bd6271"/>
    </style:style>
    <style:style style:name="T110" style:family="text">
      <style:text-properties officeooo:rsid="00bd64d5"/>
    </style:style>
    <style:style style:name="T111" style:family="text">
      <style:text-properties officeooo:rsid="00be2c3e"/>
    </style:style>
    <style:style style:name="T112" style:family="text">
      <style:text-properties officeooo:rsid="00bfb274"/>
    </style:style>
    <style:style style:name="T113" style:family="text">
      <style:text-properties officeooo:rsid="00c2c0b9"/>
    </style:style>
    <style:style style:name="T114" style:family="text">
      <style:text-properties officeooo:rsid="00c5ff7d"/>
    </style:style>
    <style:style style:name="T115" style:family="text">
      <style:text-properties officeooo:rsid="00c6d4bd"/>
    </style:style>
    <style:style style:name="T116" style:family="text">
      <style:text-properties officeooo:rsid="00c9c915"/>
    </style:style>
    <style:style style:name="T117" style:family="text">
      <style:text-properties officeooo:rsid="00cb2bca"/>
    </style:style>
    <style:style style:name="T118" style:family="text">
      <style:text-properties officeooo:rsid="00cc83d0"/>
    </style:style>
    <style:style style:name="T119" style:family="text">
      <style:text-properties officeooo:rsid="00cd30a6"/>
    </style:style>
    <style:style style:name="T120" style:family="text">
      <style:text-properties officeooo:rsid="00ceb824"/>
    </style:style>
    <style:style style:name="T121" style:family="text">
      <style:text-properties officeooo:rsid="00cf521e"/>
    </style:style>
    <style:style style:name="T122" style:family="text">
      <style:text-properties officeooo:rsid="00d013ec"/>
    </style:style>
    <style:style style:name="T123" style:family="text">
      <style:text-properties officeooo:rsid="00d1f948"/>
    </style:style>
    <style:style style:name="T124" style:family="text">
      <style:text-properties officeooo:rsid="00d9f507"/>
    </style:style>
    <style:style style:name="T125" style:family="text">
      <style:text-properties officeooo:rsid="00dae6c7"/>
    </style:style>
    <style:style style:name="T126" style:family="text">
      <style:text-properties officeooo:rsid="00dcbeaa"/>
    </style:style>
    <style:style style:name="T127" style:family="text">
      <style:text-properties officeooo:rsid="00e17d23"/>
    </style:style>
    <style:style style:name="T128" style:family="text">
      <style:text-properties officeooo:rsid="00e311f3"/>
    </style:style>
    <style:style style:name="T129" style:family="text">
      <style:text-properties officeooo:rsid="00e50cf8"/>
    </style:style>
    <style:style style:name="T130" style:family="text">
      <style:text-properties officeooo:rsid="00e8f74f"/>
    </style:style>
    <style:style style:name="T131" style:family="text">
      <style:text-properties officeooo:rsid="00e9b2f1"/>
    </style:style>
    <style:style style:name="T132" style:family="text">
      <style:text-properties officeooo:rsid="00ef0a8f"/>
    </style:style>
    <style:style style:name="T133" style:family="text">
      <style:text-properties officeooo:rsid="00f34298"/>
    </style:style>
    <style:style style:name="T134" style:family="text">
      <style:text-properties officeooo:rsid="00f53e62"/>
    </style:style>
    <style:style style:name="T135" style:family="text">
      <style:text-properties officeooo:rsid="00f554fb"/>
    </style:style>
    <style:style style:name="T136" style:family="text">
      <style:text-properties officeooo:rsid="00f65012"/>
    </style:style>
    <style:style style:name="T137" style:family="text">
      <style:text-properties officeooo:rsid="00f8029d"/>
    </style:style>
    <style:style style:name="T138" style:family="text">
      <style:text-properties officeooo:rsid="00fb57a2"/>
    </style:style>
    <style:style style:name="T139" style:family="text">
      <style:text-properties officeooo:rsid="00ff44f5"/>
    </style:style>
    <style:style style:name="T140" style:family="text">
      <style:text-properties officeooo:rsid="01002f33"/>
    </style:style>
    <style:style style:name="T141" style:family="text">
      <style:text-properties officeooo:rsid="01005326"/>
    </style:style>
    <style:style style:name="T142" style:family="text">
      <style:text-properties officeooo:rsid="01009729"/>
    </style:style>
    <style:style style:name="T143" style:family="text">
      <style:text-properties officeooo:rsid="0100d651"/>
    </style:style>
    <style:style style:name="T144" style:family="text">
      <style:text-properties officeooo:rsid="01013d7e"/>
    </style:style>
    <style:style style:name="T145" style:family="text">
      <style:text-properties officeooo:rsid="010538bb"/>
    </style:style>
    <style:style style:name="T146" style:family="text">
      <style:text-properties officeooo:rsid="010672c3"/>
    </style:style>
    <style:style style:name="T147" style:family="text">
      <style:text-properties officeooo:rsid="01084204"/>
    </style:style>
    <style:style style:name="T148" style:family="text">
      <style:text-properties officeooo:rsid="010b2db4"/>
    </style:style>
    <style:style style:name="T149" style:family="text">
      <style:text-properties officeooo:rsid="011223e3"/>
    </style:style>
    <style:style style:name="T150" style:family="text">
      <style:text-properties officeooo:rsid="0112a4d6"/>
    </style:style>
    <style:style style:name="T151" style:family="text">
      <style:text-properties officeooo:rsid="0113b27d"/>
    </style:style>
    <style:style style:name="T152" style:family="text">
      <style:text-properties officeooo:rsid="0114cdf0"/>
    </style:style>
    <style:style style:name="T153" style:family="text">
      <style:text-properties officeooo:rsid="0116bc13"/>
    </style:style>
    <style:style style:name="T154" style:family="text">
      <style:text-properties officeooo:rsid="01184595"/>
    </style:style>
    <style:style style:name="T155" style:family="text">
      <style:text-properties officeooo:rsid="01188679"/>
    </style:style>
    <style:style style:name="T156" style:family="text">
      <style:text-properties officeooo:rsid="011c4e1c"/>
    </style:style>
    <style:style style:name="T157" style:family="text">
      <style:text-properties officeooo:rsid="011efe66"/>
    </style:style>
    <style:style style:name="T158" style:family="text">
      <style:text-properties officeooo:rsid="012403c8"/>
    </style:style>
    <style:style style:name="T159" style:family="text">
      <style:text-properties officeooo:rsid="01256382"/>
    </style:style>
    <style:style style:name="T160" style:family="text">
      <style:text-properties officeooo:rsid="012575f3"/>
    </style:style>
    <style:style style:name="T161" style:family="text">
      <style:text-properties officeooo:rsid="012579ef"/>
    </style:style>
    <style:style style:name="T162" style:family="text">
      <style:text-properties officeooo:rsid="012587c9"/>
    </style:style>
    <style:style style:name="T163" style:family="text">
      <style:text-properties officeooo:rsid="0126c6b4"/>
    </style:style>
    <style:style style:name="T164" style:family="text">
      <style:text-properties officeooo:rsid="012707d3"/>
    </style:style>
    <style:style style:name="T165" style:family="text">
      <style:text-properties officeooo:rsid="01277400"/>
    </style:style>
    <style:style style:name="T166" style:family="text">
      <style:text-properties officeooo:rsid="01296711"/>
    </style:style>
    <style:style style:name="T167" style:family="text">
      <style:text-properties officeooo:rsid="012a911b"/>
    </style:style>
    <style:style style:name="T168" style:family="text">
      <style:text-properties officeooo:rsid="012b2ff9"/>
    </style:style>
    <style:style style:name="T169" style:family="text">
      <style:text-properties officeooo:rsid="012c0099"/>
    </style:style>
    <style:style style:name="T170" style:family="text">
      <style:text-properties officeooo:rsid="012d4b7c"/>
    </style:style>
    <style:style style:name="T171" style:family="text">
      <style:text-properties officeooo:rsid="012ed976"/>
    </style:style>
    <style:style style:name="T172" style:family="text">
      <style:text-properties officeooo:rsid="0130c3b0"/>
    </style:style>
    <style:style style:name="T173" style:family="text">
      <style:text-properties officeooo:rsid="0131a9fe"/>
    </style:style>
    <style:style style:name="T174" style:family="text">
      <style:text-properties officeooo:rsid="01320248"/>
    </style:style>
    <style:style style:name="T175" style:family="text">
      <style:text-properties officeooo:rsid="01331294"/>
    </style:style>
    <style:style style:name="T176" style:family="text">
      <style:text-properties officeooo:rsid="0133d2d0"/>
    </style:style>
    <style:style style:name="T177" style:family="text">
      <style:text-properties officeooo:rsid="01359979"/>
    </style:style>
    <style:style style:name="T178" style:family="text">
      <style:text-properties officeooo:rsid="0135a7f9"/>
    </style:style>
    <style:style style:name="T179" style:family="text">
      <style:text-properties officeooo:rsid="01370c9f"/>
    </style:style>
    <style:style style:name="T180" style:family="text">
      <style:text-properties officeooo:rsid="013a6c1f"/>
    </style:style>
    <style:style style:name="T181" style:family="text">
      <style:text-properties officeooo:rsid="013bdb3d"/>
    </style:style>
    <style:style style:name="T182" style:family="text">
      <style:text-properties officeooo:rsid="013dbf4a"/>
    </style:style>
    <style:style style:name="T183" style:family="text">
      <style:text-properties officeooo:rsid="013f35f1"/>
    </style:style>
    <style:style style:name="T184" style:family="text">
      <style:text-properties officeooo:rsid="013f761c"/>
    </style:style>
    <style:style style:name="T185" style:family="text">
      <style:text-properties officeooo:rsid="013fbc6f"/>
    </style:style>
    <style:style style:name="T186" style:family="text">
      <style:text-properties officeooo:rsid="014063d0"/>
    </style:style>
    <style:style style:name="T187" style:family="text">
      <style:text-properties officeooo:rsid="0141f25e"/>
    </style:style>
    <style:style style:name="T188" style:family="text">
      <style:text-properties officeooo:rsid="0142bee5"/>
    </style:style>
    <style:style style:name="T189" style:family="text">
      <style:text-properties officeooo:rsid="0144d6a2"/>
    </style:style>
    <style:style style:name="T190" style:family="text">
      <style:text-properties officeooo:rsid="0145e09f"/>
    </style:style>
    <style:style style:name="T191" style:family="text">
      <style:text-properties officeooo:rsid="0147369a"/>
    </style:style>
    <style:style style:name="T192" style:family="text">
      <style:text-properties officeooo:rsid="0147f2b2"/>
    </style:style>
    <style:style style:name="T193" style:family="text">
      <style:text-properties officeooo:rsid="014ae4b6"/>
    </style:style>
    <style:style style:name="T194" style:family="text">
      <style:text-properties officeooo:rsid="014b064c"/>
    </style:style>
    <style:style style:name="T195" style:family="text">
      <style:text-properties officeooo:rsid="014c82c8"/>
    </style:style>
    <style:style style:name="T196" style:family="text">
      <style:text-properties officeooo:rsid="014d42c7"/>
    </style:style>
    <style:style style:name="T197" style:family="text">
      <style:text-properties officeooo:rsid="014d72b3"/>
    </style:style>
    <style:style style:name="T198" style:family="text">
      <style:text-properties officeooo:rsid="014debd1"/>
    </style:style>
    <style:style style:name="T199" style:family="text">
      <style:text-properties officeooo:rsid="01567255"/>
    </style:style>
    <style:style style:name="T200" style:family="text">
      <style:text-properties officeooo:rsid="0156ff15"/>
    </style:style>
    <style:style style:name="T201" style:family="text">
      <style:text-properties officeooo:rsid="015823cd"/>
    </style:style>
    <style:style style:name="T202" style:family="text">
      <style:text-properties officeooo:rsid="01597727"/>
    </style:style>
    <style:style style:name="T203" style:family="text">
      <style:text-properties officeooo:rsid="0159b85c"/>
    </style:style>
    <style:style style:name="T204" style:family="text">
      <style:text-properties officeooo:rsid="0159d214"/>
    </style:style>
    <style:style style:name="T205" style:family="text">
      <style:text-properties officeooo:rsid="015aa0fa"/>
    </style:style>
    <style:style style:name="T206" style:family="text">
      <style:text-properties officeooo:rsid="015afd8a"/>
    </style:style>
    <style:style style:name="T207" style:family="text">
      <style:text-properties officeooo:rsid="015cb97d"/>
    </style:style>
    <style:style style:name="T208" style:family="text">
      <style:text-properties officeooo:rsid="015d754c"/>
    </style:style>
    <style:style style:name="T209" style:family="text">
      <style:text-properties officeooo:rsid="0161c7ac"/>
    </style:style>
    <style:style style:name="T210" style:family="text">
      <style:text-properties officeooo:rsid="0163210b"/>
    </style:style>
    <style:style style:name="T211" style:family="text">
      <style:text-properties officeooo:rsid="01660f5c"/>
    </style:style>
    <style:style style:name="T212" style:family="text">
      <style:text-properties officeooo:rsid="016adebb"/>
    </style:style>
    <style:style style:name="T213" style:family="text">
      <style:text-properties officeooo:rsid="016aded8"/>
    </style:style>
    <style:style style:name="T214" style:family="text">
      <style:text-properties officeooo:rsid="016ca599"/>
    </style:style>
    <style:style style:name="T215" style:family="text">
      <style:text-properties officeooo:rsid="016e22fb"/>
    </style:style>
    <style:style style:name="T216" style:family="text">
      <style:text-properties officeooo:rsid="016ee454"/>
    </style:style>
    <style:style style:name="T217" style:family="text">
      <style:text-properties officeooo:rsid="01725d0a"/>
    </style:style>
    <style:style style:name="T218" style:family="text">
      <style:text-properties officeooo:rsid="01736732"/>
    </style:style>
    <style:style style:name="T219" style:family="text">
      <style:text-properties officeooo:rsid="0174ccff"/>
    </style:style>
    <style:style style:name="T220" style:family="text">
      <style:text-properties officeooo:rsid="0175ba40"/>
    </style:style>
    <style:style style:name="T221" style:family="text">
      <style:text-properties officeooo:rsid="01761b3c"/>
    </style:style>
    <style:style style:name="T222" style:family="text">
      <style:text-properties officeooo:rsid="01767ecf"/>
    </style:style>
    <style:style style:name="T223" style:family="text">
      <style:text-properties officeooo:rsid="0176a98e"/>
    </style:style>
    <style:style style:name="T224" style:family="text">
      <style:text-properties officeooo:rsid="017847b4"/>
    </style:style>
    <style:style style:name="T225" style:family="text">
      <style:text-properties officeooo:rsid="017913f6"/>
    </style:style>
    <style:style style:name="T226" style:family="text">
      <style:text-properties officeooo:rsid="0179985c"/>
    </style:style>
    <style:style style:name="T227" style:family="text">
      <style:text-properties officeooo:rsid="017a7b21"/>
    </style:style>
    <style:style style:name="T228" style:family="text">
      <style:text-properties officeooo:rsid="017cce52"/>
    </style:style>
    <style:style style:name="T229" style:family="text">
      <style:text-properties officeooo:rsid="017e1749"/>
    </style:style>
    <style:style style:name="T230" style:family="text">
      <style:text-properties officeooo:rsid="01800077"/>
    </style:style>
    <style:style style:name="T231" style:family="text">
      <style:text-properties officeooo:rsid="01812aa7"/>
    </style:style>
    <style:style style:name="T232" style:family="text">
      <style:text-properties officeooo:rsid="0182eda9"/>
    </style:style>
    <style:style style:name="T233" style:family="text">
      <style:text-properties officeooo:rsid="018422c1"/>
    </style:style>
    <style:style style:name="T234" style:family="text">
      <style:text-properties officeooo:rsid="01845687"/>
    </style:style>
    <style:style style:name="T235" style:family="text">
      <style:text-properties officeooo:rsid="0184f614"/>
    </style:style>
    <style:style style:name="T236" style:family="text">
      <style:text-properties officeooo:rsid="01861e32"/>
    </style:style>
    <style:style style:name="T237" style:family="text">
      <style:text-properties officeooo:rsid="0186e0a6"/>
    </style:style>
    <style:style style:name="T238" style:family="text">
      <style:text-properties officeooo:rsid="0188d590"/>
    </style:style>
    <style:style style:name="T239" style:family="text">
      <style:text-properties officeooo:rsid="0189bb79"/>
    </style:style>
    <style:style style:name="T240" style:family="text">
      <style:text-properties officeooo:rsid="018b7f00"/>
    </style:style>
    <style:style style:name="T241" style:family="text">
      <style:text-properties officeooo:rsid="018d37b2"/>
    </style:style>
    <style:style style:name="T242" style:family="text">
      <style:text-properties officeooo:rsid="018ddb06"/>
    </style:style>
    <style:style style:name="T243" style:family="text">
      <style:text-properties officeooo:rsid="018dfa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98">School Ring</text:span>:</text:p>
      <text:p text:style-name="P48">Water</text:p>
      <text:p text:style-name="P102"/>
      <text:p text:style-name="P9">School Knacks:</text:p>
      <text:p text:style-name="P42">double attack, feint, iaijutsu</text:p>
      <text:p text:style-name="P21"/>
      <text:p text:style-name="P2">Special Ability:</text:p>
      <text:p text:style-name="P31">You get <text:span text:style-name="T18">four</text:span> temporary void points after a successful feint <text:span text:style-name="T95">and one void point after an unsuccessful feint.</text:span></text:p>
      <text:p text:style-name="P31"/>
      <text:p text:style-name="P2"><text:span text:style-name="T184">First Dan</text:span>:</text:p>
      <text:p text:style-name="P31">Rolls one extra die on attack, double attack, and wound checks.</text:p>
      <text:p text:style-name="P2"><text:span text:style-name="T185">Second Dan</text:span>:</text:p>
      <text:p text:style-name="P31">You get a free raise on wound checks.</text:p>
      <text:p text:style-name="P2"><text:span text:style-name="T185">Third Dan</text:span>:</text:p>
      <text:p text:style-name="P123">After you <text:span text:style-name="T177">exceed the TN of a wound check</text:span>, divide the difference between your wound check and the damage roll by 5, rounding down.</text:p>
      <text:p text:style-name="P123">You may add that number multiplied by X to any future attack this combat, where X is your attack skill.</text:p>
      <text:p text:style-name="P2"><text:span text:style-name="T185">Fourth Dan</text:span>:</text:p>
      <text:p text:style-name="P140">Raise your current and maximum Water by 1. <text:s/><text:span text:style-name="T217">R</text:span><text:span text:style-name="T211">ais</text:span><text:span text:style-name="T217">ing</text:span><text:span text:style-name="T211"> your </text:span><text:span text:style-name="T234">Water</text:span><text:span text:style-name="T216"> </text:span><text:span text:style-name="T217">now</text:span><text:span text:style-name="T211"> costs 5 fewer XP.</text:span></text:p>
      <text:p text:style-name="P124">You may spend void points after rolling a wound check to receive a free raise for each void point spent.</text:p>
      <text:p text:style-name="P2"><text:span text:style-name="T185">Fifth Dan</text:span>:</text:p>
      <text:p text:style-name="P31">After you take damage, you may spend void points to deal 10 light wounds to the attacker for every void point spent, up to the amount of damage you took.</text:p>
      <text:p text:style-name="P21"/>
      <text:p text:style-name="P21"/>
      <text:p text:style-name="P116">Bayushi Bushi School</text:p>
      <text:p text:style-name="P2"/>
      <text:p text:style-name="P9"><text:span text:style-name="T198">School Ring</text:span>:</text:p>
      <text:p text:style-name="P53">Fire</text:p>
      <text:p text:style-name="P102"/>
      <text:p text:style-name="P9">School Knacks:</text:p>
      <text:p text:style-name="P31">double attack, feint, iaijutsu</text:p>
      <text:p text:style-name="P21"/>
      <text:p text:style-name="P2">Special Ability:</text:p>
      <text:p text:style-name="P31">When spending void points on attack and double attack rolls, add 1k1 to the damage rolls of those attacks per void point spent.</text:p>
      <text:p text:style-name="P21"/>
      <text:p text:style-name="P2"><text:span text:style-name="T186">First Dan</text:span>:</text:p>
      <text:p text:style-name="P31">Roll one extra die on iaijutsu, double attack, <text:span text:style-name="T99">and wound check</text:span> rolls.</text:p>
      <text:p text:style-name="P2"><text:span text:style-name="T186">Second Dan</text:span>:</text:p>
      <text:p text:style-name="P31">You get a free raise on double attack rolls.</text:p>
      <text:p text:style-name="P2"><text:span text:style-name="T186">Third Dan</text:span>:</text:p>
      <text:p text:style-name="P31">Your feints do Xk1 damage, where X is your attack skill. <text:s/>You don't roll extra damage dice from your Fire or from exceeding the TN, but your Special Ability may increase the damage.</text:p>
      <text:p text:style-name="P2"><text:span text:style-name="T187">Fourth Dan</text:span>:</text:p>
      <text:p text:style-name="P141">Raise your current and maximum Fire by 1. <text:s/><text:span text:style-name="T217">R</text:span><text:span text:style-name="T211">ais</text:span><text:span text:style-name="T217">ing</text:span><text:span text:style-name="T211"> your </text:span><text:span text:style-name="T235">Fire</text:span><text:span text:style-name="T216"> </text:span><text:span text:style-name="T217">now</text:span><text:span text:style-name="T211"> costs 5 fewer XP.</text:span></text:p>
      <text:p text:style-name="P123">After a successful or unsuccessful feint, you may apply a free raise to any future attack this combat.</text:p>
      <text:p text:style-name="P2"><text:span text:style-name="T187">Fifth Dan</text:span>:</text:p>
      <text:p text:style-name="P67">When you fail a wound check, <text:span text:style-name="T19">calculate your serious wounds as if you had half your number of light wounds.</text:span></text:p>
      <text:p text:style-name="P2"/>
      <text:p text:style-name="P116">Daidoji Yojimbo School</text:p>
      <text:p text:style-name="P2"/>
      <text:p text:style-name="P10"><text:span text:style-name="T198">School Ring</text:span>:</text:p>
      <text:p text:style-name="P49">Water</text:p>
      <text:p text:style-name="P103"/>
      <text:p text:style-name="P10">School Knacks:</text:p>
      <text:p text:style-name="P31">counterattack, double attack, iaijutsu</text:p>
      <text:p text:style-name="P21"/>
      <text:p text:style-name="P2">Special Ability:</text:p>
      <text:p text:style-name="P31">You may counterattack as an interrupt action by spending only 1 action die, but if you do so then your opponent gets a free raise on their wound check if you hit. <text:s/>You may counterattack for other characters at no penalty.</text:p>
      <text:p text:style-name="P21"/>
      <text:p text:style-name="P2"><text:span text:style-name="T188">First Dan</text:span>:</text:p>
      <text:p text:style-name="P31">Roll one extra die on attack, counterattack, and wound check rolls.</text:p>
      <text:p text:style-name="P2">Second Dan:</text:p>
      <text:p text:style-name="P31">You get a free raise on all counterattack rolls.</text:p>
      <text:p text:style-name="P2">Third Dan:</text:p>
      <text:p text:style-name="P31">When you counterattack, add 4X to the wound check from the original attack, where X is your attack skill.</text:p>
      <text:p text:style-name="P2">Fourth Dan:</text:p>
      <text:p text:style-name="P142">Raise your current and maximum Water by 1. <text:s/><text:span text:style-name="T217">R</text:span><text:span text:style-name="T211">ais</text:span><text:span text:style-name="T217">ing</text:span><text:span text:style-name="T211"> your </text:span><text:span text:style-name="T236">Water</text:span><text:span text:style-name="T216"> </text:span><text:span text:style-name="T217">now</text:span><text:span text:style-name="T211"> costs 5 fewer XP.</text:span></text:p>
      <text:p text:style-name="P124">You may take the damage from a hit dealt to an adjacent character<text:span text:style-name="T4"> before damage has been rolled.</text:span></text:p>
      <text:p text:style-name="P2">Fifth Dan:</text:p>
      <text:p text:style-name="P31">After you or a character for whom you've counterattacked makes a wound check, lower the TN to hit the attacker the next time they are attacked by the amount by which the wound check exceeded the damage roll.</text:p>
      <text:p text:style-name="P21"/>
      <text:p text:style-name="P116">Hida Bushi School</text:p>
      <text:p text:style-name="P2"/>
      <text:p text:style-name="P10"><text:span text:style-name="T198">School Ring</text:span>:</text:p>
      <text:p text:style-name="P49">Water</text:p>
      <text:p text:style-name="P103"/>
      <text:p text:style-name="P10">School Knacks:</text:p>
      <text:p text:style-name="P31">counterattack, iaijutsu, lunge</text:p>
      <text:p text:style-name="P21"/>
      <text:p text:style-name="P2">Special Ability:</text:p>
      <text:p text:style-name="P31">You may counterattack as an interrupt action by spending only 1 action die, but if you do so then the attacker gets a free raise on their attack roll.</text:p>
      <text:p text:style-name="P31"/>
      <text:p text:style-name="P2">First Dan:</text:p>
      <text:p text:style-name="P31">Roll one extra die on attack, counterattack, and wound check rolls.</text:p>
      <text:p text:style-name="P2">Second Dan:</text:p>
      <text:p text:style-name="P31">You get a free raise on all counterattack rolls.</text:p>
      <text:p text:style-name="P2">Third Dan:</text:p>
      <text:p text:style-name="P31">You may re-roll 2X dice on each counterattack roll, where X is your attack skill.</text:p>
      <text:p text:style-name="P2">Fourth Dan:</text:p>
      <text:p text:style-name="P143">Raise your current and maximum Water by 1. <text:s/><text:span text:style-name="T217">R</text:span><text:span text:style-name="T211">ais</text:span><text:span text:style-name="T217">ing</text:span><text:span text:style-name="T211"> your </text:span><text:span text:style-name="T237">Water</text:span><text:span text:style-name="T216"> </text:span><text:span text:style-name="T217">now</text:span><text:span text:style-name="T211"> costs 5 fewer XP.</text:span></text:p>
      <text:p text:style-name="P123">Instead of making a wound check, you may to take 2 serious wounds to reduce your light wounds to 0. <text:s/>You may not do this during the iaijutsu phase of a duel.</text:p>
      <text:p text:style-name="P2">Fifth Dan:</text:p>
      <text:p text:style-name="P31">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17"><text:span text:style-name="T134">Hiruma Scout</text:span> School</text:p>
      <text:p text:style-name="P3"/>
      <text:p text:style-name="P10"><text:span text:style-name="T198">School Ring</text:span>:</text:p>
      <text:p text:style-name="P54">Air</text:p>
      <text:p text:style-name="P103"/>
      <text:p text:style-name="P10">School Knacks:</text:p>
      <text:p text:style-name="P33">double attack, <text:span text:style-name="T154">feint, </text:span>iaijutsu</text:p>
      <text:p text:style-name="P22"/>
      <text:p text:style-name="P3">Special Ability:</text:p>
      <text:p text:style-name="P43">The two allies fighting on your left and right have their TN to be hit raised by 5; <text:span text:style-name="T162">this does not stack.</text:span></text:p>
      <text:p text:style-name="P22"/>
      <text:p text:style-name="P3">First Dan:</text:p>
      <text:p text:style-name="P36"><text:span text:style-name="T153">Roll an extra die on </text:span><text:span text:style-name="T155">initiative, parry, and wound check rolls.</text:span></text:p>
      <text:p text:style-name="P3">Second Dan:</text:p>
      <text:p text:style-name="P44">You get a free raise to all parry rolls.</text:p>
      <text:p text:style-name="P3">Third Dan:</text:p>
      <text:p text:style-name="P35"><text:span text:style-name="T149">After making a successful or unsuccessful parry, </text:span><text:span text:style-name="T150">add 2X to your next damage roll against the attacker, where X is your attack skill.</text:span></text:p>
      <text:p text:style-name="P3">Fourth Dan:</text:p>
      <text:p text:style-name="P144">Raise your current and maximum<text:span text:style-name="T151"> Air</text:span> by 1. <text:s/><text:span text:style-name="T217">R</text:span><text:span text:style-name="T211">ais</text:span><text:span text:style-name="T217">ing</text:span><text:span text:style-name="T211"> your </text:span><text:span text:style-name="T238">Air</text:span><text:span text:style-name="T216"> </text:span><text:span text:style-name="T217">now</text:span><text:span text:style-name="T211"> costs 5 fewer XP.</text:span></text:p>
      <text:p text:style-name="P124"><text:span text:style-name="T152">After rolling initiative, lower all of your action dice by </text:span><text:span text:style-name="T156">2</text:span><text:span text:style-name="T152">, to a minimum of 1.</text:span></text:p>
      <text:p text:style-name="P3">Fifth Dan:</text:p>
      <text:p text:style-name="P69">After making a successful or unsuccessful parry roll, the attacker deals 10 fewer light wounds on their next 2 attacks.</text:p>
      <text:p text:style-name="P114"/>
      <text:p text:style-name="P116">Isawa Duelist School</text:p>
      <text:p text:style-name="P2"/>
      <text:p text:style-name="P11"><text:span text:style-name="T198">School Ring</text:span>:</text:p>
      <text:p text:style-name="P55">Fire</text:p>
      <text:p text:style-name="P104"/>
      <text:p text:style-name="P11">School Knacks:</text:p>
      <text:p text:style-name="P31">double attack, iaijutsu, lunge</text:p>
      <text:p text:style-name="P21"/>
      <text:p text:style-name="P2">Special Ability:</text:p>
      <text:p text:style-name="P31">You always roll 10 dice when rolling initiative, keeping the usual number as action dice.</text:p>
      <text:p text:style-name="P21"/>
      <text:p text:style-name="P2">First Dan:</text:p>
      <text:p text:style-name="P31">Roll one extra die on double attack, iaijutsu, and wound check rolls.</text:p>
      <text:p text:style-name="P2">Second Dan:</text:p>
      <text:p text:style-name="P31">You get a free raise on iaijutsu rolls.</text:p>
      <text:p text:style-name="P2">Third Dan:</text:p>
      <text:p text:style-name="P31">When you spend a void point, you may add 3X to any future wound check this combat after seeing the roll, where X is your attack skill.</text:p>
      <text:p text:style-name="P2">Fourth Dan:</text:p>
      <text:p text:style-name="P145">Raise your current and maximum Fire by 1. <text:s/><text:span text:style-name="T217">R</text:span><text:span text:style-name="T211">ais</text:span><text:span text:style-name="T217">ing</text:span><text:span text:style-name="T211"> your </text:span><text:span text:style-name="T239">Fire</text:span><text:span text:style-name="T216"> </text:span><text:span text:style-name="T217">now</text:span><text:span text:style-name="T211"> costs 5 fewer XP.</text:span></text:p>
      <text:p text:style-name="P125">When you miss the TN on a double attack roll by less than 20, you are still considered to have hit, <text:span text:style-name="T100">but you deal no extra damage</text:span>.</text:p>
      <text:p text:style-name="P2">Fifth Dan:</text:p>
      <text:p text:style-name="P31">After you deal light wounds which result in the defender taking one or more serious wounds, their light wound total is reset to 1<text:span text:style-name="T20">5</text:span> instead of 0.</text:p>
      <text:p text:style-name="P21"/>
      <text:p text:style-name="P116">Kakita Duelist School</text:p>
      <text:p text:style-name="P2"/>
      <text:p text:style-name="P12"><text:span text:style-name="T198">School Ring</text:span>:</text:p>
      <text:p text:style-name="P56">Fire</text:p>
      <text:p text:style-name="P105"/>
      <text:p text:style-name="P12">School Knacks:</text:p>
      <text:p text:style-name="P31">double attack, iaijutsu, lunge</text:p>
      <text:p text:style-name="P21"/>
      <text:p text:style-name="P2">Special Ability:</text:p>
      <text:p text:style-name="P31">Your 10s on initiative rolls are considered to be in a special Phase 0. <text:s/>You may use interrupt actions to attack using iaijutsu.</text:p>
      <text:p text:style-name="P21"/>
      <text:p text:style-name="P2">First Dan:</text:p>
      <text:p text:style-name="P32">Roll one extra die on double attack, iaijutsu,<text:span text:style-name="T21"> and initiative</text:span> rolls.</text:p>
      <text:p text:style-name="P2">Second Dan:</text:p>
      <text:p text:style-name="P31">You get a free raise on all iaijutsu rolls.</text:p>
      <text:p text:style-name="P2">Third Dan:</text:p>
      <text:p text:style-name="P31">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21">and you know the next action of everyone within striking range.</text:span></text:p>
      <text:p text:style-name="P2">Fourth Dan:</text:p>
      <text:p text:style-name="P146">Raise your current and maximum Fire by 1. <text:s/><text:span text:style-name="T217">R</text:span><text:span text:style-name="T211">ais</text:span><text:span text:style-name="T217">ing</text:span><text:span text:style-name="T211"> your </text:span><text:span text:style-name="T240">Fire</text:span><text:span text:style-name="T216"> </text:span><text:span text:style-name="T217">now</text:span><text:span text:style-name="T211"> costs 5 fewer XP.</text:span></text:p>
      <text:p text:style-name="P126">You get a free raise to all damage rolls from attacks using iaijutsu.</text:p>
      <text:p text:style-name="P2">Fifth Dan:</text:p>
      <text:p text:style-name="P31">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21"/>
      <text:p text:style-name="P116">Kitsuki Magistrate School</text:p>
      <text:p text:style-name="P2"/>
      <text:p text:style-name="P13"><text:span text:style-name="T198">School Ring</text:span>:</text:p>
      <text:p text:style-name="P50">Water</text:p>
      <text:p text:style-name="P106"/>
      <text:p text:style-name="P13">School Knacks:</text:p>
      <text:p text:style-name="P31">discern Honor, iaijutsu, presence</text:p>
      <text:p text:style-name="P21"/>
      <text:p text:style-name="P2">Special Ability:</text:p>
      <text:p text:style-name="P31">You use Water <text:span text:style-name="T27">for interrogation rolls, and you add </text:span><text:span text:style-name="T193">twice </text:span><text:span text:style-name="T27">your Water to </text:span><text:span text:style-name="T191">all </text:span><text:span text:style-name="T27">attack rolls</text:span>.</text:p>
      <text:p text:style-name="P21"/>
      <text:p text:style-name="P2">First Dan:</text:p>
      <text:p text:style-name="P31">Roll one extra die on <text:span text:style-name="T22">investigation</text:span>, interrogation, <text:span text:style-name="T23">and wound check</text:span> <text:span text:style-name="T22">rolls</text:span>.</text:p>
      <text:p text:style-name="P2">Second Dan:</text:p>
      <text:p text:style-name="P31">You get a free raise on interrogation rolls.</text:p>
      <text:p text:style-name="P2">Third Dan:</text:p>
      <text:p text:style-name="P31">Each <text:span text:style-name="T40">adventure</text:span> you get <text:span text:style-name="T6">2</text:span>X free raises, where X is equal to your investigation <text:span text:style-name="T60">skill</text:span>, which may be applied to the following rolls: interrogation, intimidation, law, underworld, <text:span text:style-name="T5">attack</text:span>, and wound checks. <text:s/><text:span text:style-name="T6">You may not spend more than X of these free raises on any single roll.</text:span></text:p>
      <text:p text:style-name="P2">Fourth Dan:</text:p>
      <text:p text:style-name="P147">Raise your current and maximum Water by 1. <text:s/><text:span text:style-name="T217">R</text:span><text:span text:style-name="T211">ais</text:span><text:span text:style-name="T217">ing</text:span><text:span text:style-name="T211"> your</text:span><text:span text:style-name="T241"> Water</text:span><text:span text:style-name="T216"> </text:span><text:span text:style-name="T217">now</text:span><text:span text:style-name="T211"> costs 5 fewer XP.</text:span></text:p>
      <text:p text:style-name="P127">You automatically know the Void, parry, and phase of the next action of each character during combat, <text:span text:style-name="T7">and you know the result of contested rolls made against you out of combat.</text:span></text:p>
      <text:p text:style-name="P2">Fifth Dan:</text:p>
      <text:p text:style-name="P31"><text:span text:style-name="T1">Your</text:span> presence is so overwhelming that the Air, Fire and Water rings of chosen characters are reduced by one. <text:s/>You may do this to any one character, or you may do it to multiple character so long as the sum of their experience does not exceed your experience. <text:s/>This does not work during the iaijutsu phase of a duel, <text:span text:style-name="T192">and it does not stack with other Kitsuki Magistrates targeting the same character.</text:span></text:p>
      <text:p text:style-name="P21"/>
      <text:p text:style-name="P21"/>
      <text:p text:style-name="P116">Kuni Witch Hunter School</text:p>
      <text:p text:style-name="P2"/>
      <text:p text:style-name="P13"><text:span text:style-name="T198">School Ring</text:span>:</text:p>
      <text:p text:style-name="P57">Earth</text:p>
      <text:p text:style-name="P106"/>
      <text:p text:style-name="P13">School Knacks:</text:p>
      <text:p text:style-name="P31">detect Taint, iaijutsu, presence</text:p>
      <text:p text:style-name="P21"/>
      <text:p text:style-name="P2">Special Ability:</text:p>
      <text:p text:style-name="P31">You may never become Tainted. <text:s/>Roll an extra (X+1)k(X+1) on wound checks, where X is the Shadowlands Taint of the attacker, rounded down to the nearest whole number.</text:p>
      <text:p text:style-name="P21"/>
      <text:p text:style-name="P2">First Dan:</text:p>
      <text:p text:style-name="P31">Roll one extra die on <text:span text:style-name="T161">damage</text:span>, interrogation, <text:span text:style-name="T101">and wound check rolls</text:span>.</text:p>
      <text:p text:style-name="P2">Second Dan:</text:p>
      <text:p text:style-name="P31">You get a free raise a free on interrogation rolls.</text:p>
      <text:p text:style-name="P2">Third Dan:</text:p>
      <text:p text:style-name="P31">Each <text:span text:style-name="T41">adventure</text:span> you get <text:span text:style-name="T7">2</text:span>X free raises, where X is equal to your investigation <text:span text:style-name="T61">skill</text:span>, which may be applied to the following rolls: interrogation, intimidation, law, underworld, <text:span text:style-name="T160">attack, and </text:span>wound checks<text:span text:style-name="T158">. <text:s/></text:span><text:span text:style-name="T159">You may also spend these free raises on</text:span><text:span text:style-name="T158"> </text:span>damage rolls against targets with the Shadowlands Taint. <text:s/><text:span text:style-name="T7">You may not spend more than X of these free raises on a single roll.</text:span></text:p>
      <text:p text:style-name="P2">Fourth Dan:</text:p>
      <text:p text:style-name="P148">Raise your current and maximum Earth by 1. <text:s/><text:span text:style-name="T217">R</text:span><text:span text:style-name="T211">ais</text:span><text:span text:style-name="T217">ing</text:span><text:span text:style-name="T211"> your </text:span><text:span text:style-name="T242">Earth</text:span><text:span text:style-name="T216"> </text:span><text:span text:style-name="T217">now</text:span><text:span text:style-name="T211"> costs 5 fewer XP.</text:span></text:p>
      <text:p text:style-name="P128">Roll an an extra action die in combat, which may not be used to attack targets without the Shadowlands Taint.</text:p>
      <text:p text:style-name="P2">Fifth Dan:</text:p>
      <text:p text:style-name="P31">After you take<text:span text:style-name="T28"> light wounds</text:span> and <text:span text:style-name="T28">resolve </text:span>your wound check, you may choose to <text:span text:style-name="T28">inflict that number of light wounds on the opponent who dealt them and </text:span>take <text:span text:style-name="T28">half </text:span>th<text:span text:style-name="T28">at</text:span> <text:span text:style-name="T28">amount yourself. <text:s/></text:span>If the opponent has the Shadowlands Taint, then you may also use an attack in the current phase to add to that damage.</text:p>
      <text:p text:style-name="P21"/>
      <text:p text:style-name="P21"/>
      <text:p text:style-name="P116">Matsu Bushi School</text:p>
      <text:p text:style-name="P2"/>
      <text:p text:style-name="P14"><text:span text:style-name="T198">School Ring</text:span>:</text:p>
      <text:p text:style-name="P51">Water</text:p>
      <text:p text:style-name="P107"/>
      <text:p text:style-name="P14">School Knacks:</text:p>
      <text:p text:style-name="P31">double attack, iaijutsu, lunge</text:p>
      <text:p text:style-name="P21"/>
      <text:p text:style-name="P2">Special Ability:</text:p>
      <text:p text:style-name="P31">You add your Water instead of Fire to your rolled damage dice.</text:p>
      <text:p text:style-name="P21"/>
      <text:p text:style-name="P2">First Dan:</text:p>
      <text:p text:style-name="P31">Roll one extra die on double attack, lunge, and wound check rolls.</text:p>
      <text:p text:style-name="P2">Second Dan:</text:p>
      <text:p text:style-name="P31">You get a free raise on wound checks.</text:p>
      <text:p text:style-name="P2">Third Dan:</text:p>
      <text:p text:style-name="P31">After you make any type of attack roll, you may lower your TN to be hit by 5 for the next time that you are attacked this round to get a bonus of 3X on your attack roll, where X is your attack skill. <text:s/><text:span text:style-name="T29">If a </text:span><text:span text:style-name="T30">successful or unsuccessful</text:span><text:span text:style-name="T29"> parry is made against your attack, you do not suffer the TN penalty.</text:span></text:p>
      <text:p text:style-name="P2">Fourth Dan:</text:p>
      <text:p text:style-name="P149">Raise your current and maximum Water by 1. <text:s/><text:span text:style-name="T217">R</text:span><text:span text:style-name="T211">ais</text:span><text:span text:style-name="T217">ing</text:span><text:span text:style-name="T211"> your </text:span><text:span text:style-name="T243">Water</text:span><text:span text:style-name="T216"> </text:span><text:span text:style-name="T217">now</text:span><text:span text:style-name="T211"> costs 5 fewer XP.</text:span></text:p>
      <text:p text:style-name="P129"><text:span text:style-name="T3">Once per turn, you may lunge as an interrupt action at the cost of 1 action die.</text:span></text:p>
      <text:p text:style-name="P2">Fifth Dan:</text:p>
      <text:p text:style-name="P31"><text:span text:style-name="T24">After</text:span> a successful wound check, <text:span text:style-name="T24">you may add X</text:span> <text:span text:style-name="T24">to a future wound check this combat, where X is </text:span>the amount by which the wound check exceeded the light wound total.</text:p>
      <text:p text:style-name="P21"/>
      <text:p text:style-name="P21"/>
      <text:p text:style-name="P116">Mirumoto Bushi School</text:p>
      <text:p text:style-name="P2"/>
      <text:p text:style-name="P14"><text:span text:style-name="T198">School Ring</text:span>:</text:p>
      <text:p text:style-name="P58">Void</text:p>
      <text:p text:style-name="P107"/>
      <text:p text:style-name="P14">School Knacks:</text:p>
      <text:p text:style-name="P31"><text:span text:style-name="T9">counterattack, </text:span>double attack, iaijutsu</text:p>
      <text:p text:style-name="P21"/>
      <text:p text:style-name="P2">Special Ability:</text:p>
      <text:p text:style-name="P31">During character creation, your free Ring boost may be used on Void. <text:s/>Your successful <text:span text:style-name="T31">or unsuccessful </text:span>parries give you one temporary void point.</text:p>
      <text:p text:style-name="P21"/>
      <text:p text:style-name="P2">First Dan:</text:p>
      <text:p text:style-name="P31">Roll one extra die on attack, double attack, and parry rolls.</text:p>
      <text:p text:style-name="P2">Second Dan:</text:p>
      <text:p text:style-name="P31">You get a free raise on parry rolls.</text:p>
      <text:p text:style-name="P2">Third Dan:</text:p>
      <text:p text:style-name="P37">At the beginning of each round, you get 2X points, where X is equal to your attack skill. <text:s/>Each point may be spent to decrease the phase of one of your actions by 1 in order to parry, <text:span text:style-name="T194">or to provide a bonus of +2 on any type of attack or parry after you have seen your roll.</text:span></text:p>
      <text:p text:style-name="P2">Fourth Dan:</text:p>
      <text:p text:style-name="P131">Raise your current and maximum Void by 1. <text:s/><text:span text:style-name="T217">R</text:span><text:span text:style-name="T211">ais</text:span><text:span text:style-name="T217">ing</text:span><text:span text:style-name="T211"> your </text:span><text:span text:style-name="T216">Void </text:span><text:span text:style-name="T217">now</text:span><text:span text:style-name="T211"> costs 5 fewer XP.</text:span></text:p>
      <text:p text:style-name="P130"><text:span text:style-name="T195">Failed parries against you only</text:span><text:span text:style-name="T197"> subtract</text:span><text:span text:style-name="T195"> half </text:span><text:span text:style-name="T196">(rounded down) </text:span><text:span text:style-name="T195">the normal number of extra damage dice you roll.</text:span></text:p>
      <text:p text:style-name="P2">Fifth Dan:</text:p>
      <text:p text:style-name="P31">Your void points provide <text:span text:style-name="T8">an extra +10</text:span> when spent on combat rolls.</text:p>
      <text:p text:style-name="P21"/>
      <text:p text:style-name="P116">Otaku Bushi School</text:p>
      <text:p text:style-name="P2"/>
      <text:p text:style-name="P15"><text:span text:style-name="T198">School Ring</text:span>:</text:p>
      <text:p text:style-name="P59">Fire</text:p>
      <text:p text:style-name="P108"/>
      <text:p text:style-name="P15">School Knacks:</text:p>
      <text:p text:style-name="P31">double attack, iaijutsu, lunge</text:p>
      <text:p text:style-name="P21"/>
      <text:p text:style-name="P2">Special Ability:</text:p>
      <text:p text:style-name="P31">After an attack against you is completely resolved, you may make a lunge attack at your <text:span text:style-name="T32">attacker</text:span> as an interrupt action at the cost of one action die.</text:p>
      <text:p text:style-name="P21"/>
      <text:p text:style-name="P2">First Dan:</text:p>
      <text:p text:style-name="P31">Roll one extra die on iaijutsu, <text:span text:style-name="T113">lunge</text:span>, and wound check rolls.</text:p>
      <text:p text:style-name="P2">Second Dan:</text:p>
      <text:p text:style-name="P31">You get a free raise on wound checks.</text:p>
      <text:p text:style-name="P2">Third Dan:</text:p>
      <text:p text:style-name="P31">After you roll damage against an opponent, increase that character's next X action dice this turn by (6 - that character's Fire) min 1, where X is your attack skill, to a maximum of phase 10.</text:p>
      <text:p text:style-name="P2">Fourth Dan:</text:p>
      <text:p text:style-name="P131">Raise your current and maximum Fire by 1. <text:s/><text:span text:style-name="T217">R</text:span><text:span text:style-name="T211">ais</text:span><text:span text:style-name="T217">ing</text:span><text:span text:style-name="T211"> your </text:span><text:span text:style-name="T218">Fire</text:span><text:span text:style-name="T216"> </text:span><text:span text:style-name="T217">now</text:span><text:span text:style-name="T211"> costs 5 fewer XP.</text:span></text:p>
      <text:p text:style-name="P131">When you lunge, you always roll the extra damage die from using lunge even if your attack is unsuccessfully parried.</text:p>
      <text:p text:style-name="P2">Fifth Dan:</text:p>
      <text:p text:style-name="P31">After a successful attack or lunge roll, you may decrease the number of rolled damage dice by 10, to a minimum of 2, to automatically deal 1 serious wound to your opponent. You may only do this once per damage roll.</text:p>
      <text:p text:style-name="P21"/>
      <text:p text:style-name="P116">Shiba Bushi School</text:p>
      <text:p text:style-name="P2"/>
      <text:p text:style-name="P15"><text:span text:style-name="T198">School Ring</text:span>:</text:p>
      <text:p text:style-name="P59">Air</text:p>
      <text:p text:style-name="P108"/>
      <text:p text:style-name="P15">School Knacks:</text:p>
      <text:p text:style-name="P31">counterattack, double attack, iaijutsu</text:p>
      <text:p text:style-name="P21"/>
      <text:p text:style-name="P2">Special Ability:</text:p>
      <text:p text:style-name="P31">You may parry attacks directed at other characters with no penalty as an interrupt action by spending only 1 action die.</text:p>
      <text:p text:style-name="P21"/>
      <text:p text:style-name="P2">First Dan:</text:p>
      <text:p text:style-name="P31">Roll an extra die on double attack, parry, <text:span text:style-name="T102">and wound check rolls</text:span>.</text:p>
      <text:p text:style-name="P2">Second Dan:</text:p>
      <text:p text:style-name="P31">You get a free raise on parry rolls.</text:p>
      <text:p text:style-name="P2">Third Dan:</text:p>
      <text:p text:style-name="P31">Your successful <text:span text:style-name="T93">or unsuccessful </text:span>parry rolls deal (2X)k1 damage, where X is equal to your attack skill. <text:s/>You don't roll extra damage dice from your Fire or from exceeding the TN.</text:p>
      <text:p text:style-name="P2">Fourth Dan:</text:p>
      <text:p text:style-name="P132">Raise your current and maximum Air by 1. <text:s/><text:span text:style-name="T217">R</text:span><text:span text:style-name="T211">ais</text:span><text:span text:style-name="T217">ing</text:span><text:span text:style-name="T211"> your</text:span><text:span text:style-name="T219"> Air</text:span><text:span text:style-name="T216"> </text:span><text:span text:style-name="T217">now</text:span><text:span text:style-name="T211"> costs 5 fewer XP.</text:span></text:p>
      <text:p text:style-name="P132">After you successfully parry, you may immediately counterattack as an interrupt action at the cost of only 1 action die. <text:s/><text:span text:style-name="T220">You receive no penalty if </text:span>the <text:span text:style-name="T220">original </text:span>attack was aimed at another character, <text:span text:style-name="T220">and you receive 4 free raises if the original attack was aimed at you</text:span>.</text:p>
      <text:p text:style-name="P2">Fifth Dan:</text:p>
      <text:p text:style-name="P31">After you successfully parry, the TN to hit the parried opponent on the next attack directed at them this combat is lowered by the amount by which your parry roll exceeded its TN.</text:p>
      <text:p text:style-name="P2"/>
      <text:p text:style-name="P116">Shinjo Bushi School</text:p>
      <text:p text:style-name="P2"/>
      <text:p text:style-name="P15"><text:span text:style-name="T198">School Ring</text:span>:</text:p>
      <text:p text:style-name="P59">Air</text:p>
      <text:p text:style-name="P108"/>
      <text:p text:style-name="P15">School Knacks:</text:p>
      <text:p text:style-name="P31">double attack, iaijutsu, lunge</text:p>
      <text:p text:style-name="P21"/>
      <text:p text:style-name="P2">Special Ability:</text:p>
      <text:p text:style-name="P31">Each action you take in combat has a bonus of 2X, where X is the number of phases for which the action die was held.</text:p>
      <text:p text:style-name="P21"/>
      <text:p text:style-name="P2">First Dan:</text:p>
      <text:p text:style-name="P31">Roll one extra die on double attack, <text:span text:style-name="T157">initiative, and </text:span>parry <text:span text:style-name="T157">rolls</text:span>.</text:p>
      <text:p text:style-name="P2">Second Dan:</text:p>
      <text:p text:style-name="P31">You get a free raise on parry rolls.</text:p>
      <text:p text:style-name="P2">Third Dan:</text:p>
      <text:p text:style-name="P31">After a successful <text:span text:style-name="T94">or unsuccessful </text:span>parry, all your action dice are decreased by X, where X is equal to your attack skill. <text:s/>Action dice are considered to have been held since their newly lowered value.</text:p>
      <text:p text:style-name="P2">Fourth Dan:</text:p>
      <text:p text:style-name="P133">Raise your current and maximum Air by 1. <text:s/><text:span text:style-name="T217">R</text:span><text:span text:style-name="T211">ais</text:span><text:span text:style-name="T217">ing</text:span><text:span text:style-name="T211"> your </text:span><text:span text:style-name="T221">Air</text:span><text:span text:style-name="T216"> </text:span><text:span text:style-name="T217">now</text:span><text:span text:style-name="T211"> costs 5 fewer XP.</text:span></text:p>
      <text:p text:style-name="P133">Your highest action die is set to 1 at the beginning of each combat round.</text:p>
      <text:p text:style-name="P2">Fifth Dan:</text:p>
      <text:p text:style-name="P31">After you successfully parry, you may add X to a future wound check this combat after seeing your roll, where X is the amount by which your parry roll exceeded its TN.</text:p>
      <text:p text:style-name="P2"/>
      <text:p text:style-name="P118"><text:span text:style-name="T135">Yogo</text:span><text:span text:style-name="T178"> Warden</text:span> School</text:p>
      <text:p text:style-name="P4"/>
      <text:p text:style-name="P4"/>
      <text:p text:style-name="P4"/>
      <text:p text:style-name="P15"><text:span text:style-name="T198">School Ring</text:span>:</text:p>
      <text:p text:style-name="P59">Earth</text:p>
      <text:p text:style-name="P108"/>
      <text:p text:style-name="P15">School Knacks:</text:p>
      <text:p text:style-name="P34">double attack, iaijutsu, <text:span text:style-name="T148">feint</text:span></text:p>
      <text:p text:style-name="P23"/>
      <text:p text:style-name="P4">Special Ability:</text:p>
      <text:p text:style-name="P34"><text:span text:style-name="T126">Gain a </text:span><text:span text:style-name="T147">temporary </text:span><text:span text:style-name="T126">void point every time you take a serious wound.</text:span></text:p>
      <text:p text:style-name="P23"/>
      <text:p text:style-name="P4">First Dan:</text:p>
      <text:p text:style-name="P34">Roll one extra die on <text:span text:style-name="T144">attack, </text:span><text:span text:style-name="T145">damage, </text:span><text:span text:style-name="T146">and </text:span><text:span text:style-name="T143">wound check rolls</text:span>.</text:p>
      <text:p text:style-name="P4">Second Dan:</text:p>
      <text:p text:style-name="P34">You get a free raise on all <text:span text:style-name="T142">wound check rolls.</text:span></text:p>
      <text:p text:style-name="P4">Third Dan:</text:p>
      <text:p text:style-name="P45">Whenever you spend a void point, reduce your current light wound total by 2X, where X is your attack skill.</text:p>
      <text:p text:style-name="P4">Fourth Dan:</text:p>
      <text:p text:style-name="P134">Raise your current and maximum <text:span text:style-name="T139">Earth</text:span> by 1.<text:span text:style-name="T163"> <text:s/></text:span><text:span text:style-name="T217">R</text:span><text:span text:style-name="T211">ais</text:span><text:span text:style-name="T217">ing</text:span><text:span text:style-name="T211"> your </text:span><text:span text:style-name="T222">Earth</text:span><text:span text:style-name="T216"> </text:span><text:span text:style-name="T217">now</text:span><text:span text:style-name="T211"> costs 5 fewer XP.</text:span></text:p>
      <text:p text:style-name="P134"><text:span text:style-name="T163">You get an extra free raise for each void point you spend on wound check rolls.</text:span></text:p>
      <text:p text:style-name="P4">Fifth Dan:</text:p>
      <text:p text:style-name="P70"/>
      <text:p text:style-name="P101"/>
      <text:p text:style-name="P116">Brotherhood of Shinsei Monk School</text:p>
      <text:p text:style-name="P27"/>
      <text:p text:style-name="P28"><text:tab/><text:span text:style-name="T73">Since before the dawn of history, pious men and women have banded together to walk the path of enlightenment. <text:s/>They live with one foot in the world and the other outside it, learning to </text:span><text:span text:style-name="T80">act</text:span><text:span text:style-name="T73"> according to the Tao, which is the way of all things.</text:span><text:span text:style-name="T74"> <text:s/>Long before the Great Ancestors brought civilization to the world, they defended their fellow man from the cruel and brutal warlords </text:span><text:span text:style-name="T75">of that age. <text:s/>The Hantei </text:span><text:span text:style-name="T76">perceived </text:span><text:span text:style-name="T75">the special place </text:span><text:span text:style-name="T76">occupied by </text:span><text:span text:style-name="T75">those who take up such a life, designating th</text:span><text:span text:style-name="T76">em</text:span><text:span text:style-name="T75"> outside the Celestial Order </text:span><text:span text:style-name="T76">which defines society; </text:span><text:span text:style-name="T81">m</text:span><text:span text:style-name="T76">onks in the Brotherhood are neither people nor half-people nor non-people, but are instead a category of their own. <text:s/></text:span><text:span text:style-name="T82">T</text:span><text:span text:style-name="T75">o this day the braver of the</text:span><text:span text:style-name="T76">m </text:span><text:span text:style-name="T75">continue to protect the peasantry from thieves and bandits, </text:span><text:span text:style-name="T82">b</text:span><text:span text:style-name="T75">ut braver still are those willing to stand up to their samurai rulers </text:span><text:span text:style-name="T79">and </text:span><text:span text:style-name="T76">challenge those </text:span><text:span text:style-name="T79">among them </text:span><text:span text:style-name="T76">who fail to act righteously.</text:span></text:p>
      <text:p text:style-name="P29"><text:tab/></text:p>
      <text:p text:style-name="P27"/>
      <text:p text:style-name="P15"><text:span text:style-name="T198">School Ring</text:span>:</text:p>
      <text:p text:style-name="P60">Any non-Void</text:p>
      <text:p text:style-name="P108"/>
      <text:p text:style-name="P15">School Knacks:</text:p>
      <text:p text:style-name="P31">conviction, otherworldliness, worldliness</text:p>
      <text:p text:style-name="P21"/>
      <text:p text:style-name="P2">Special Ability:</text:p>
      <text:p text:style-name="P31">You keep one extra die for damage rolls from unarmed attacks.</text:p>
      <text:p text:style-name="P21"/>
      <text:p text:style-name="P2">First Dan:</text:p>
      <text:p text:style-name="P31">Roll one extra die on attack, damage, and wound check rolls.</text:p>
      <text:p text:style-name="P2">Second Dan:</text:p>
      <text:p text:style-name="P31">You get a free raise on all attack rolls.</text:p>
      <text:p text:style-name="P2">Third Dan:</text:p>
      <text:p text:style-name="P68">Each <text:span text:style-name="T42">adventure</text:span> you get <text:span text:style-name="T16">2</text:span>X free raises, where X is equal to your precepts <text:span text:style-name="T62">skill</text:span>, which may be applied to the following rolls: history, law, precepts, tact, and attack. <text:s/><text:span text:style-name="T16">You may not spend more than X of these free raises on a single roll. <text:s/>These free raises may also be applied to action dice at any time, lowering a single die by 5 phases.</text:span></text:p>
      <text:p text:style-name="P2">Fourth Dan:</text:p>
      <text:p text:style-name="P135">Raise your current and maximum rank in a non-Void ring of your choice by 1. <text:s/><text:span text:style-name="T217">R</text:span><text:span text:style-name="T211">ais</text:span><text:span text:style-name="T217">ing</text:span><text:span text:style-name="T211"> </text:span><text:span text:style-name="T223">this Ring</text:span><text:span text:style-name="T216"> </text:span><text:span text:style-name="T217">now</text:span><text:span text:style-name="T211"> costs 5 fewer XP.</text:span></text:p>
      <text:p text:style-name="P135"><text:span text:style-name="T17">Failed parry attempts do not lower your rolled damage dice.</text:span></text:p>
      <text:p text:style-name="P86">Fifth Dan:</text:p>
      <text:p text:style-name="P71">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92"/>
      <text:p text:style-name="P30"/>
      <text:p text:style-name="P122">Courtier School</text:p>
      <text:p text:style-name="P90"/>
      <text:p text:style-name="P90"><text:tab/><text:span text:style-name="T77">Within each Clan are several great Families, each of which is divided into noble Houses, each of which contains numerous proud lineages which serve their daimyo by filling hundreds of </text:span><text:span text:style-name="T83">government </text:span><text:span text:style-name="T77">positions. <text:s/>Personal relationships are the glue that hold this system together, </text:span><text:span text:style-name="T84">which </text:span><text:span text:style-name="T77">would collapse without constant communication and cooperation. <text:s/>Many samurai therefore serve by taking up the pen instead of the katana, whether in a government post or simply </text:span><text:span text:style-name="T85">in </text:span><text:span text:style-name="T77">keeping their own lineage informed and well-connected. <text:s/></text:span><text:span text:style-name="T86">However, m</text:span><text:span text:style-name="T77">ost courtiers still </text:span><text:span text:style-name="T87">take seriously</text:span><text:span text:style-name="T77"> their duties as samurai </text:span><text:span text:style-name="T78">(</text:span><text:span text:style-name="T77">“those who make war”</text:span><text:span text:style-name="T78">), and train hard to be capable of defending their domain with the wakizashi when the pen fails.</text:span></text:p>
      <text:p text:style-name="P91"><text:tab/></text:p>
      <text:p text:style-name="P90"/>
      <text:p text:style-name="P16"><text:span text:style-name="T198">School Ring</text:span>:</text:p>
      <text:p text:style-name="P61">Air</text:p>
      <text:p text:style-name="P109"/>
      <text:p text:style-name="P87">School Knacks:</text:p>
      <text:p text:style-name="P71">discern Honor, <text:span text:style-name="T2">oppose social, </text:span><text:span text:style-name="T26">worldliness</text:span></text:p>
      <text:p text:style-name="P115"/>
      <text:p text:style-name="P86">Special Ability:</text:p>
      <text:p text:style-name="P72"><text:span text:style-name="T71">A</text:span><text:span text:style-name="T33">dd your Air to all attack </text:span><text:span text:style-name="T45">and damage </text:span><text:span text:style-name="T33">rolls.</text:span></text:p>
      <text:p text:style-name="P95"/>
      <text:p text:style-name="P86">First Dan:</text:p>
      <text:p text:style-name="P71">Roll one extra die on tact, manipulation, and <text:span text:style-name="T72">wound check </text:span><text:span text:style-name="T103">rolls</text:span>.</text:p>
      <text:p text:style-name="P86">Second Dan:</text:p>
      <text:p text:style-name="P71">You get a free raise on manipulation rolls.</text:p>
      <text:p text:style-name="P86">Third Dan:</text:p>
      <text:p text:style-name="P71">Each <text:span text:style-name="T43">adventure</text:span> you get <text:span text:style-name="T10">2</text:span>X free raises, where X is equal to your tact <text:span text:style-name="T63">skill</text:span>, which may be applied to the following <text:span text:style-name="T47">rolls</text:span>: <text:span text:style-name="T55">heraldry</text:span>, manipulation, sincerity, tact, <text:span text:style-name="T46">attack</text:span>, and wound checks. <text:s/><text:span text:style-name="T10">You may not spend more than X of these free raises on a single roll.</text:span></text:p>
      <text:p text:style-name="P86">Fourth Dan:</text:p>
      <text:p text:style-name="P150">Raise your current and maximum Air by 1. <text:s/><text:span text:style-name="T217">R</text:span><text:span text:style-name="T211">ais</text:span><text:span text:style-name="T217">ing</text:span><text:span text:style-name="T211"> your </text:span><text:span text:style-name="T224">Air</text:span><text:span text:style-name="T216"> </text:span><text:span text:style-name="T217">now</text:span><text:span text:style-name="T211"> costs 5 fewer XP.</text:span></text:p>
      <text:p text:style-name="P150"><text:span text:style-name="T114">Once per target per conversation </text:span><text:span text:style-name="T190">or fight</text:span><text:span text:style-name="T114">, you get a temporary void point after a successful </text:span><text:span text:style-name="T190">attack or </text:span><text:span text:style-name="T114">manipulation roll.</text:span></text:p>
      <text:p text:style-name="P86">Fifth Dan:</text:p>
      <text:p text:style-name="P73"><text:span text:style-name="T51">Add your Air to all TN and contested rolls.</text:span><text:span text:style-name="T53"> <text:s/>This stacks with your Special Ability for attack rolls.</text:span></text:p>
      <text:p text:style-name="P94"/>
      <text:p text:style-name="P121"><text:span text:style-name="T127">Doji Artisan</text:span> School</text:p>
      <text:p text:style-name="P5"/>
      <text:p text:style-name="P5"><text:tab/></text:p>
      <text:p text:style-name="P5"/>
      <text:p text:style-name="P5"/>
      <text:p text:style-name="P5"/>
      <text:p text:style-name="P16"><text:span text:style-name="T198">School Ring</text:span>:</text:p>
      <text:p text:style-name="P61">Air</text:p>
      <text:p text:style-name="P109"/>
      <text:p text:style-name="P16">School Knacks:</text:p>
      <text:p text:style-name="P38"><text:span text:style-name="T128">counterattack,</text:span><text:span text:style-name="T138"> </text:span><text:span text:style-name="T141">oppose social, </text:span><text:span text:style-name="T140">worldliness</text:span></text:p>
      <text:p text:style-name="P24"/>
      <text:p text:style-name="P5">Special Ability:</text:p>
      <text:p text:style-name="P80">You may spend a void point to counterattack as an interrupt action at the cost of one actions die; <text:span text:style-name="T164">this void point still gives your counterattack +1k1</text:span>. <text:s/>While counterattacking, you receive a bonus equal to the attacker's roll divided by 5.</text:p>
      <text:p text:style-name="P24"/>
      <text:p text:style-name="P5">First Dan:</text:p>
      <text:p text:style-name="P39">Roll one extra die on<text:span text:style-name="T116"> </text:span><text:span text:style-name="T165">counterattack, </text:span><text:span text:style-name="T133">manipulation, </text:span><text:span text:style-name="T166">and </text:span><text:span text:style-name="T167">oppose social rolls.</text:span></text:p>
      <text:p text:style-name="P5">Second Dan:</text:p>
      <text:p text:style-name="P39">You get a free raise on <text:span text:style-name="T133">manipulation.</text:span></text:p>
      <text:p text:style-name="P5">Third Dan:</text:p>
      <text:p text:style-name="P76">Each <text:span text:style-name="T43">adventure</text:span> you get <text:span text:style-name="T10">2</text:span>X free raises, where X is equal to your<text:span text:style-name="T129"> culture</text:span><text:span text:style-name="T119"> </text:span><text:span text:style-name="T63">skill</text:span>, which may be applied to the following <text:span text:style-name="T47">rolls</text:span>: <text:span text:style-name="T120">bragging, culture, </text:span><text:span text:style-name="T136">heraldry, </text:span><text:span text:style-name="T132">manipulation</text:span><text:span text:style-name="T120">, </text:span><text:span text:style-name="T131">counterattack</text:span>, and wound checks. <text:s/><text:span text:style-name="T10">You may not spend more than X of these free raises on a single roll.</text:span></text:p>
      <text:p text:style-name="P5">Fourth Dan:</text:p>
      <text:p text:style-name="P136">Raise your current and maximum <text:span text:style-name="T137">Water</text:span> by 1.<text:span text:style-name="T130"> <text:s/></text:span><text:span text:style-name="T217">R</text:span><text:span text:style-name="T211">ais</text:span><text:span text:style-name="T217">ing</text:span><text:span text:style-name="T211"> your </text:span><text:span text:style-name="T225">Water</text:span><text:span text:style-name="T216"> </text:span><text:span text:style-name="T217">now</text:span><text:span text:style-name="T211"> costs 5 fewer XP.</text:span></text:p>
      <text:p text:style-name="P136"><text:span text:style-name="T130">When attacking a target who has not attacked you this round, you receive a bonus equal to the current phase.</text:span></text:p>
      <text:p text:style-name="P5">Fifth Dan:</text:p>
      <text:p text:style-name="P85">When making any TN or contested roll, you receive a bonus equal to (X-10) / 5 where X is the TN or result of your opponent's contested roll.</text:p>
      <text:p text:style-name="P99"/>
      <text:p text:style-name="P119"><text:span text:style-name="T122">Ide Diplomat</text:span> School</text:p>
      <text:p text:style-name="P6"/>
      <text:p text:style-name="P6"><text:tab/></text:p>
      <text:p text:style-name="P6"/>
      <text:p text:style-name="P16"><text:span text:style-name="T198">School Ring</text:span>:</text:p>
      <text:p text:style-name="P62">Any non-Void</text:p>
      <text:p text:style-name="P109"/>
      <text:p text:style-name="P16">School Knacks:</text:p>
      <text:p text:style-name="P46">double attack, feint, worldliness</text:p>
      <text:p text:style-name="P25"/>
      <text:p text:style-name="P6">Special Ability:</text:p>
      <text:p text:style-name="P81">After a <text:span text:style-name="T171">feint </text:span><text:span text:style-name="T172">which met its TN</text:span>, lower the TN of the target by 10 the next time they are attacked, <text:span text:style-name="T172">even if the feint was parried</text:span>.</text:p>
      <text:p text:style-name="P25"/>
      <text:p text:style-name="P6">First Dan:</text:p>
      <text:p text:style-name="P40">Roll one extra die on precepts and any two <text:span text:style-name="T201">rolls </text:span>of your choice.</text:p>
      <text:p text:style-name="P6">Second Dan:</text:p>
      <text:p text:style-name="P40">You get a free raise on <text:span text:style-name="T199">any type of roll </text:span><text:span text:style-name="T200">of your choice</text:span>.</text:p>
      <text:p text:style-name="P6">Third Dan:</text:p>
      <text:p text:style-name="P40"><text:span text:style-name="T122">After seeing the result of any TN or contested </text:span><text:span text:style-name="T209">skill </text:span><text:span text:style-name="T122">roll, you may spend a void point to subtract Xk1 from the roll, where X is equal to your tact skill</text:span><text:span text:style-name="T123">. <text:s/></text:span><text:span text:style-name="T168">You know the result of </text:span><text:span text:style-name="T202">all TN and contested rolls except </text:span><text:span text:style-name="T168">sincerity </text:span><text:span text:style-name="T203">and interrogation</text:span><text:span text:style-name="T168">.</text:span></text:p>
      <text:p text:style-name="P6">Fourth Dan:</text:p>
      <text:p text:style-name="P137">Raise your current and maximum <text:span text:style-name="T204">in any non-Void Ring</text:span> by 1. <text:s/><text:span text:style-name="T217">R</text:span><text:span text:style-name="T211">ais</text:span><text:span text:style-name="T217">ing</text:span><text:span text:style-name="T211"> </text:span><text:span text:style-name="T226">that Ring</text:span><text:span text:style-name="T216"> </text:span><text:span text:style-name="T217">now</text:span><text:span text:style-name="T211"> costs 5 fewer XP.</text:span></text:p>
      <text:p text:style-name="P137"><text:span text:style-name="T122">You regain an extra void point every night.</text:span></text:p>
      <text:p text:style-name="P6">Fifth Dan:</text:p>
      <text:p text:style-name="P83"><text:span text:style-name="T124">Gain a temporary void point </text:span><text:span text:style-name="T125">when</text:span><text:span text:style-name="T170">ever</text:span><text:span text:style-name="T125"> </text:span><text:span text:style-name="T124">you spend a void point that was not gained from this tech</text:span><text:span text:style-name="T169">n</text:span><text:span text:style-name="T124">ique.</text:span></text:p>
      <text:p text:style-name="P96"/>
      <text:p text:style-name="P120"><text:span text:style-name="T115">Ikoma Bard</text:span> School</text:p>
      <text:p text:style-name="P7"/>
      <text:p text:style-name="P7"><text:tab/></text:p>
      <text:p text:style-name="P7"/>
      <text:p text:style-name="P7"/>
      <text:p text:style-name="P17"><text:span text:style-name="T198">School Ring</text:span>:</text:p>
      <text:p text:style-name="P63">Any non-Void</text:p>
      <text:p text:style-name="P110"/>
      <text:p text:style-name="P17">School Knacks:</text:p>
      <text:p text:style-name="P47">discern Honor, oppose knowledge, oppose social</text:p>
      <text:p text:style-name="P26"/>
      <text:p text:style-name="P7">Special Ability:</text:p>
      <text:p text:style-name="P77"><text:span text:style-name="T116">Once per</text:span><text:span text:style-name="T117"> round </text:span><text:span text:style-name="T206">before</text:span><text:span text:style-name="T117"> making an attack roll against an opponent, </text:span><text:span text:style-name="T175">you may force the opponent to spend their next available action die to attempt to parry your attack. <text:s/>The opponent does not get a free raise for pre</text:span><text:span text:style-name="T179">-</text:span><text:span text:style-name="T175">declaring the parry.</text:span></text:p>
      <text:p text:style-name="P26"/>
      <text:p text:style-name="P7">First Dan:</text:p>
      <text:p text:style-name="P41">Roll one extra die on<text:span text:style-name="T116"> </text:span><text:span text:style-name="T183">attack, </text:span><text:span text:style-name="T116">bragging, and wound check </text:span><text:span text:style-name="T173">rolls</text:span><text:span text:style-name="T116">.</text:span></text:p>
      <text:p text:style-name="P7">Second Dan:</text:p>
      <text:p text:style-name="P41">You get a free raise on <text:span text:style-name="T176">attack rolls.</text:span></text:p>
      <text:p text:style-name="P7">Third Dan:</text:p>
      <text:p text:style-name="P78">Each <text:span text:style-name="T43">adventure</text:span> you get <text:span text:style-name="T10">2</text:span>X free raises, where X is equal to your <text:span text:style-name="T119">bragging </text:span><text:span text:style-name="T63">skill</text:span>, which may be applied to the following <text:span text:style-name="T47">rolls</text:span>: <text:span text:style-name="T120">bragging, culture, </text:span><text:span text:style-name="T55">heraldry</text:span>, <text:span text:style-name="T121">intimidation, </text:span><text:span text:style-name="T46">attack</text:span>, and wound checks. <text:s/><text:span text:style-name="T10">You may not spend more than X of these free raises on a single roll.</text:span></text:p>
      <text:p text:style-name="P7">Fourth Dan:</text:p>
      <text:p text:style-name="P138">Raise your current and maximum <text:span text:style-name="T205">in any non-Void Ring</text:span> by 1.<text:span text:style-name="T207"> <text:s/></text:span><text:span text:style-name="T217">R</text:span><text:span text:style-name="T211">ais</text:span><text:span text:style-name="T217">ing</text:span><text:span text:style-name="T211"> </text:span><text:span text:style-name="T227">that Ring</text:span><text:span text:style-name="T216"> </text:span><text:span text:style-name="T217">now</text:span><text:span text:style-name="T211"> costs 5 fewer XP.</text:span></text:p>
      <text:p text:style-name="P138"><text:span text:style-name="T207">When </text:span><text:span text:style-name="T208">making a damage roll for an unparried attack for which you are not keeping extra damage dice, you always roll 10 dice.</text:span></text:p>
      <text:p text:style-name="P7">Fifth Dan:</text:p>
      <text:p text:style-name="P84"><text:span text:style-name="T118">Once per conversation or combat round, you can apply an oppose knack or your Special ability an additional time.</text:span><text:span text:style-name="T180"> <text:s/>You may choose to use your Special Ability after an opponent has made an attack roll against you, in which case their attack </text:span><text:span text:style-name="T181">is canceled and their attack </text:span><text:span text:style-name="T180">roll will</text:span><text:span text:style-name="T182"> be used</text:span><text:span text:style-name="T180"> as their parry roll.</text:span></text:p>
      <text:p text:style-name="P97"/>
      <text:p text:style-name="P116">Isawa Ishi School</text:p>
      <text:p text:style-name="P2"/>
      <text:p text:style-name="P2"/>
      <text:p text:style-name="P2"/>
      <text:p text:style-name="P18"><text:span text:style-name="T198">School Ring</text:span>:</text:p>
      <text:p text:style-name="P64">Void</text:p>
      <text:p text:style-name="P111"/>
      <text:p text:style-name="P18">School Knacks:</text:p>
      <text:p text:style-name="P31">absorb void, kharmic spin, <text:span text:style-name="T54">otherworldliness</text:span></text:p>
      <text:p text:style-name="P21"/>
      <text:p text:style-name="P2">Special Ability:</text:p>
      <text:p text:style-name="P75">Your maximum number of void points is equal to your highest ring plus your school rank. <text:s/>You regain <text:span text:style-name="T107">a number of </text:span>void points <text:span text:style-name="T107">equal to your </text:span><text:span text:style-name="T109">lowest Ring</text:span><text:span text:style-name="T107"> </text:span>after a full night's rest, and one void point per <text:span text:style-name="T108">2 </text:span>hour<text:span text:style-name="T108">s</text:span> for a partial night. <text:s/>However, you may not spend more void points on any one roll than your lowest Ring minus 1.</text:p>
      <text:p text:style-name="P21"/>
      <text:p text:style-name="P2">First Dan:</text:p>
      <text:p text:style-name="P31">Roll one extra die on precepts and any two <text:span text:style-name="T64">skill</text:span>s of your choice.</text:p>
      <text:p text:style-name="P2">Second Dan:</text:p>
      <text:p text:style-name="P31">You get a free raise on all rolls for any <text:span text:style-name="T65">skill</text:span> of your choice.</text:p>
      <text:p text:style-name="P2">Third Dan:</text:p>
      <text:p text:style-name="P31">After another character makes a roll for which void points may be spent, you may spend one void point to roll Xk1 and add the result to their total, where X is your precepts <text:span text:style-name="T66">skill</text:span>. <text:s/>You may only do this once per roll.</text:p>
      <text:p text:style-name="P2">Fourth Dan:</text:p>
      <text:p text:style-name="P139">Raise your current and maximum Void by 1. <text:s/><text:span text:style-name="T217">R</text:span><text:span text:style-name="T211">ais</text:span><text:span text:style-name="T217">ing</text:span><text:span text:style-name="T211"> your </text:span><text:span text:style-name="T216">Void </text:span><text:span text:style-name="T217">now</text:span><text:span text:style-name="T211"> costs 5 fewer XP.</text:span></text:p>
      <text:p text:style-name="P139">Characters opposing you in contested rolls may not spend void points. <text:s/>If someone is opposing both you and someone else, they may spend void points, but the bonus will only count against whoever else they're opposing.</text:p>
      <text:p text:style-name="P2">Fifth Dan:</text:p>
      <text:p text:style-name="P31">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94"/>
      <text:p text:style-name="P100">Merchant School</text:p>
      <text:p text:style-name="P93"/>
      <text:p text:style-name="P93"><text:tab/><text:span text:style-name="T90">Every daimyo needs trustworthy </text:span><text:span text:style-name="T91">people </text:span><text:span text:style-name="T90">to collect </text:span><text:span text:style-name="T91">their </text:span><text:span text:style-name="T90">taxes,</text:span><text:span text:style-name="T91"> </text:span><text:span text:style-name="T92">to </text:span><text:span text:style-name="T91">manage their budgets, </text:span><text:span text:style-name="T92">to </text:span><text:span text:style-name="T91">keep their armies equipped and supplied.</text:span><text:span text:style-name="T92"> <text:s/>And every lineage knows that increased wealth can mean increased influence and power. <text:s/></text:span><text:span text:style-name="T93">Whether serving as government officials or running caravans throughout the Empire </text:span><text:span text:style-name="T97">or managing their family's investments</text:span><text:span text:style-name="T93">, </text:span><text:span text:style-name="T96">samurai merchants</text:span><text:span text:style-name="T98"> usually control how resources are collected and distributed.</text:span><text:span text:style-name="T104"> <text:s/>They lead more active lives than most bushi, and often face </text:span><text:span text:style-name="T112">greater</text:span><text:span text:style-name="T104"> danger, whether from bandits or rivals or criminal gangs</text:span><text:span text:style-name="T105">.</text:span></text:p>
      <text:p text:style-name="P98"/>
      <text:p text:style-name="P19"><text:span text:style-name="T198">School Ring</text:span>:</text:p>
      <text:p text:style-name="P52">Water</text:p>
      <text:p text:style-name="P112"/>
      <text:p text:style-name="P88">School Knacks:</text:p>
      <text:p text:style-name="P71">discern Honor, <text:span text:style-name="T106">oppose knowledge, </text:span>worldliness</text:p>
      <text:p text:style-name="P82"/>
      <text:p text:style-name="P86">Special Ability:</text:p>
      <text:p text:style-name="P71">You may spend void points after you<text:span text:style-name="T88">r</text:span> <text:span text:style-name="T88">initial </text:span>roll.</text:p>
      <text:p text:style-name="P82"/>
      <text:p text:style-name="P86">First Dan:</text:p>
      <text:p text:style-name="P71">Roll one extra die on interrogation, sincerity, <text:span text:style-name="T89">and wound check rolls</text:span>.</text:p>
      <text:p text:style-name="P86">Second Dan:</text:p>
      <text:p text:style-name="P71">You get a free raise on interrogation rolls.</text:p>
      <text:p text:style-name="P86">Third Dan:</text:p>
      <text:p text:style-name="P71">Each <text:span text:style-name="T44">adventure</text:span> you get <text:span text:style-name="T10">2</text:span>X free raises, where X is equal to your sincerity <text:span text:style-name="T67">skill</text:span>, which may be applied to the following rolls: commerce, <text:span text:style-name="T56">heraldry, </text:span>interrogation, sincerity, <text:span text:style-name="T34">attack</text:span>, and wound checks. <text:s/><text:span text:style-name="T10">You may not spend more than X of these free raises on a single roll.</text:span></text:p>
      <text:p text:style-name="P86">Fourth Dan:</text:p>
      <text:p text:style-name="P151">Raise your current and maximum <text:span text:style-name="T228">Water</text:span> by 1. <text:s/><text:span text:style-name="T217">R</text:span><text:span text:style-name="T211">ais</text:span><text:span text:style-name="T217">ing</text:span><text:span text:style-name="T211"> your </text:span><text:span text:style-name="T228">Water</text:span><text:span text:style-name="T216"> </text:span><text:span text:style-name="T217">now</text:span><text:span text:style-name="T211"> costs 5 fewer XP.</text:span></text:p>
      <text:p text:style-name="P151">Your Rank is considered 5.0 higher for the purpose of calculating your stipend.</text:p>
      <text:p text:style-name="P86">Fifth Dan:</text:p>
      <text:p text:style-name="P71">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94"/>
      <text:p text:style-name="P100">Shosuro Actor School</text:p>
      <text:p text:style-name="P98"/>
      <text:p text:style-name="P98"><text:tab/></text:p>
      <text:p text:style-name="P98"/>
      <text:p text:style-name="P19"><text:span text:style-name="T198">School Ring</text:span>:</text:p>
      <text:p text:style-name="P65">Air</text:p>
      <text:p text:style-name="P112"/>
      <text:p text:style-name="P88">School Knacks:</text:p>
      <text:p text:style-name="P71"><text:span text:style-name="T210">athletics, </text:span>discern Honor, pontificate</text:p>
      <text:p text:style-name="P94"/>
      <text:p text:style-name="P86">Special Ability:</text:p>
      <text:p text:style-name="P79">Roll extra dice equal to your acting on attack, parry, and wound check rolls.</text:p>
      <text:p text:style-name="P82"/>
      <text:p text:style-name="P86">First Dan:</text:p>
      <text:p text:style-name="P71">Roll one extra die on <text:span text:style-name="T52">attack, </text:span>sincerity, <text:span text:style-name="T52">and wound check rolls</text:span>.</text:p>
      <text:p text:style-name="P86">Second Dan:</text:p>
      <text:p text:style-name="P71">You get a free raise on sincerity rolls.</text:p>
      <text:p text:style-name="P86">Third Dan:</text:p>
      <text:p text:style-name="P71">Each <text:span text:style-name="T36">adventure</text:span> you get <text:span text:style-name="T11">2</text:span>X free raises, where X is equal to your sincerity <text:span text:style-name="T68">skill</text:span>, which may be applied to the following <text:span text:style-name="T48">rolls</text:span>: acting, <text:span text:style-name="T57">heraldry, </text:span>sincerity, sneaking, <text:span text:style-name="T35">attack</text:span>, and wound checks. <text:s/><text:span text:style-name="T14">You may not spend more than X of these free raises on a single roll.</text:span></text:p>
      <text:p text:style-name="P86">Fourth Dan:</text:p>
      <text:p text:style-name="P152">Raise your current and maximum Air by 1. <text:s/><text:span text:style-name="T217">R</text:span><text:span text:style-name="T211">ais</text:span><text:span text:style-name="T217">ing</text:span><text:span text:style-name="T211"> your </text:span><text:span text:style-name="T229">Air</text:span><text:span text:style-name="T216"> </text:span><text:span text:style-name="T217">now</text:span><text:span text:style-name="T211"> costs 5 fewer XP.</text:span></text:p>
      <text:p text:style-name="P152">Your Rank is considered <text:span text:style-name="T15">5</text:span>.0 higher for the purpose of calculating your stipend.</text:p>
      <text:p text:style-name="P86">Fifth Dan:</text:p>
      <text:p text:style-name="P74"><text:span text:style-name="T58">After making any </text:span><text:span text:style-name="T59">TN or contested roll</text:span><text:span text:style-name="T58">, add your lowest two unkept dice to the result.</text:span></text:p>
      <text:p text:style-name="P94"/>
      <text:p text:style-name="P100">Shugenja School</text:p>
      <text:p text:style-name="P98"/>
      <text:p text:style-name="P98"><text:tab/></text:p>
      <text:p text:style-name="P98"/>
      <text:p text:style-name="P19"><text:span text:style-name="T198">School Ring</text:span>:</text:p>
      <text:p text:style-name="P65">Any non-Void</text:p>
      <text:p text:style-name="P112"/>
      <text:p text:style-name="P88">School Knacks:</text:p>
      <text:p text:style-name="P71">commune, pontificate, spellcasting</text:p>
      <text:p text:style-name="P94"/>
      <text:p text:style-name="P86">Special Ability:</text:p>
      <text:p text:style-name="P71">Your maximum number of void points is equal to your highest ring plus your school rank. <text:s/>You regain <text:span text:style-name="T107">a number of </text:span>void points <text:span text:style-name="T107">equal to your </text:span><text:span text:style-name="T110">lowest Ring</text:span><text:span text:style-name="T107"> </text:span>after a full night's rest, and one void point per <text:span text:style-name="T108">2 </text:span>hour<text:span text:style-name="T108">s</text:span> for a partial night. <text:s/>However, you may not spend more void points on any one roll than your lowest Ring minus 1.</text:p>
      <text:p text:style-name="P94"/>
      <text:p text:style-name="P86">First Dan:</text:p>
      <text:p text:style-name="P71">Roll one extra die when <text:span text:style-name="T13">rolling </text:span>precepts <text:span text:style-name="T13">or </text:span>with commune and spellcasting for <text:span text:style-name="T11">your</text:span> chosen element.</text:p>
      <text:p text:style-name="P86">Second Dan:</text:p>
      <text:p text:style-name="P71">You get a free raise when <text:span text:style-name="T13">rolling precepts or with </text:span>commune <text:span text:style-name="T13">and</text:span> spellcasting for <text:span text:style-name="T11">your</text:span> chosen element.</text:p>
      <text:p text:style-name="P86">Third Dan:</text:p>
      <text:p text:style-name="P71">Each <text:span text:style-name="T37">adventure</text:span> you get <text:span text:style-name="T11">2</text:span>X free raises, where X is equal to your precepts <text:span text:style-name="T69">skill</text:span>, which may be applied to the following rolls: <text:span text:style-name="T50">bragging</text:span>, intimidation, precepts, tact, wound checks, <text:span text:style-name="T11">and spellcasting for your chosen element</text:span>. <text:s/><text:span text:style-name="T11">You may not spend more than X of these free raises on any single roll.</text:span></text:p>
      <text:p text:style-name="P86">Fourth Dan:</text:p>
      <text:p text:style-name="P153">Raise your current and maximum Ring of your <text:span text:style-name="T111">chosen </text:span>element by 1.<text:span text:style-name="T12"> <text:s/></text:span><text:span text:style-name="T217">R</text:span><text:span text:style-name="T211">ais</text:span><text:span text:style-name="T217">ing</text:span><text:span text:style-name="T211"> </text:span><text:span text:style-name="T230">that Ring</text:span><text:span text:style-name="T216"> </text:span><text:span text:style-name="T217">now</text:span><text:span text:style-name="T211"> costs 5 fewer XP.</text:span></text:p>
      <text:p text:style-name="P153"><text:span text:style-name="T12">You may cast one spell per round as an interrupt action.</text:span></text:p>
      <text:p text:style-name="P86">Fifth Dan:</text:p>
      <text:p text:style-name="P71">Your non-Void rings are all considered 1 higher when <text:span text:style-name="T174">rolling commune and spellcasting.</text:span></text:p>
      <text:p text:style-name="P94"/>
      <text:p text:style-name="P100">Togashi Ise Zumi School</text:p>
      <text:p text:style-name="P98"/>
      <text:p text:style-name="P98"><text:tab/></text:p>
      <text:p text:style-name="P98"/>
      <text:p text:style-name="P20"><text:span text:style-name="T198">School Ring</text:span>:</text:p>
      <text:p text:style-name="P66">Void</text:p>
      <text:p text:style-name="P113"/>
      <text:p text:style-name="P89">School Knacks:</text:p>
      <text:p text:style-name="P71">athletics, <text:span text:style-name="T25">conviction, </text:span>Dragon Tattoo</text:p>
      <text:p text:style-name="P94"/>
      <text:p text:style-name="P86">Special Ability:</text:p>
      <text:p text:style-name="P71">Roll <text:span text:style-name="T232">either 1 or 3 extra action</text:span> di<text:span text:style-name="T232">c</text:span>e at the beginning of each combat round. <text:s/><text:span text:style-name="T232">If you roll 1 die, it may only be spent on athletics actions; if you roll 3 dice, all of your action dice may only be spent on athletics actions.</text:span></text:p>
      <text:p text:style-name="P94"/>
      <text:p text:style-name="P86">First Dan:</text:p>
      <text:p text:style-name="P71">Roll one extra die on attack, parry, and athletics rolls.</text:p>
      <text:p text:style-name="P86">Second Dan:</text:p>
      <text:p text:style-name="P71">You get a free raise on athletics rolls.</text:p>
      <text:p text:style-name="P86">Third Dan:</text:p>
      <text:p text:style-name="P71">Each <text:span text:style-name="T49">day</text:span> you get <text:span text:style-name="T189">4</text:span>X free raises which may be applied to athletics rolls, where X is your precepts <text:span text:style-name="T70">skill</text:span>.<text:span text:style-name="T38"> <text:s/>You may not spend more than X </text:span><text:span text:style-name="T39">of these </text:span><text:span text:style-name="T38">free raises on a single roll.</text:span></text:p>
      <text:p text:style-name="P86">Fourth Dan:</text:p>
      <text:p text:style-name="P154">Raise the current and maximum rank of any Ring by 1. <text:s/><text:span text:style-name="T217">R</text:span><text:span text:style-name="T211">ais</text:span><text:span text:style-name="T217">ing</text:span><text:span text:style-name="T211"> </text:span><text:span text:style-name="T231">that Ring</text:span><text:span text:style-name="T216"> </text:span><text:span text:style-name="T217">now</text:span><text:span text:style-name="T211"> costs 5 fewer XP.</text:span></text:p>
      <text:p text:style-name="P155"><text:span text:style-name="T232">You may reroll any contested roll </text:span><text:span text:style-name="T233">once </text:span><text:span text:style-name="T232">after seeing the result.</text:span></text:p>
      <text:p text:style-name="P86">Fifth Dan:</text:p>
      <text:p text:style-name="P71">At any time, you may spend 1 void point to heal 2 serious wounds.</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Eli Courtwright</meta:initial-creator>
    <meta:creation-date>2007-01-20T18:06:50</meta:creation-date>
    <dc:date>2013-07-18T19:57:18</dc:date>
    <dc:language>en-US</dc:language>
    <meta:editing-cycles>1039</meta:editing-cycles>
    <meta:editing-duration>P12DT4H57M4S</meta:editing-duration>
    <meta:document-statistic meta:table-count="0" meta:image-count="0" meta:object-count="0" meta:page-count="25" meta:paragraph-count="462" meta:word-count="4964" meta:character-count="27735" meta:non-whitespace-character-count="23127"/>
    <meta:user-defined meta:name="Info 1"/>
    <meta:user-defined meta:name="Info 2"/>
    <meta:user-defined meta:name="Info 3"/>
    <meta:user-defined meta:name="Info 4"/>
  </office:meta>
</office:document-meta>
</file>